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English" svg:font-family="English"/>
    <style:font-face style:name="Nunito" svg:font-family="Nunito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High Tower Text" svg:font-family="'High Tower Tex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4.789cm"/>
    </style:style>
    <style:style style:name="Tableau2.C" style:family="table-column">
      <style:table-column-properties style:column-width="7.51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4.789cm"/>
    </style:style>
    <style:style style:name="Tableau4.C" style:family="table-column">
      <style:table-column-properties style:column-width="7.51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71cm"/>
    </style:style>
    <style:style style:name="Tableau6.B" style:family="table-column">
      <style:table-column-properties style:column-width="4.789cm"/>
    </style:style>
    <style:style style:name="Tableau6.C" style:family="table-column">
      <style:table-column-properties style:column-width="7.51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4.71cm"/>
    </style:style>
    <style:style style:name="Tableau8.B" style:family="table-column">
      <style:table-column-properties style:column-width="4.789cm"/>
    </style:style>
    <style:style style:name="Tableau8.C" style:family="table-column">
      <style:table-column-properties style:column-width="7.514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4.71cm"/>
    </style:style>
    <style:style style:name="Tableau10.B" style:family="table-column">
      <style:table-column-properties style:column-width="4.789cm"/>
    </style:style>
    <style:style style:name="Tableau10.C" style:family="table-column">
      <style:table-column-properties style:column-width="7.514cm"/>
    </style:style>
    <style:style style:name="Tableau10.A1" style:family="table-cell">
      <style:table-cell-properties fo:padding="0.097cm" fo:border-left="0.05pt solid #000000" fo:border-right="none" fo:border-top="0.05pt solid #000000" fo:border-bottom="none"/>
    </style:style>
    <style:style style:name="Tableau10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4.71cm"/>
    </style:style>
    <style:style style:name="Tableau12.B" style:family="table-column">
      <style:table-column-properties style:column-width="4.789cm"/>
    </style:style>
    <style:style style:name="Tableau12.C" style:family="table-column">
      <style:table-column-properties style:column-width="7.514cm"/>
    </style:style>
    <style:style style:name="Tableau12.A1" style:family="table-cell">
      <style:table-cell-properties fo:padding="0.097cm" fo:border-left="0.05pt solid #000000" fo:border-right="none" fo:border-top="0.05pt solid #000000" fo:border-bottom="none"/>
    </style:style>
    <style:style style:name="Tableau1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4.71cm"/>
    </style:style>
    <style:style style:name="Tableau14.B" style:family="table-column">
      <style:table-column-properties style:column-width="4.789cm"/>
    </style:style>
    <style:style style:name="Tableau14.C" style:family="table-column">
      <style:table-column-properties style:column-width="7.514cm"/>
    </style:style>
    <style:style style:name="Tableau14.A1" style:family="table-cell">
      <style:table-cell-properties fo:padding="0.097cm" fo:border-left="0.05pt solid #000000" fo:border-right="none" fo:border-top="0.05pt solid #000000" fo:border-bottom="none"/>
    </style:style>
    <style:style style:name="Tableau14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4.B2" style:family="table-cell">
      <style:table-cell-properties fo:padding="0.097cm" fo:border-left="0.05pt solid #000000" fo:border-right="none" fo:border-top="none" fo:border-bottom="none"/>
    </style:style>
    <style:style style:name="Tableau14.C2" style:family="table-cell">
      <style:table-cell-properties fo:padding="0.097cm" fo:border-left="0.05pt solid #000000" fo:border-right="0.05pt solid #000000" fo:border-top="none" fo:border-bottom="none"/>
    </style:style>
    <style:style style:name="Tableau14.B4" style:family="table-cell">
      <style:table-cell-properties fo:padding="0.097cm" fo:border-left="0.05pt solid #000000" fo:border-right="none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4.71cm"/>
    </style:style>
    <style:style style:name="Tableau18.B" style:family="table-column">
      <style:table-column-properties style:column-width="4.789cm"/>
    </style:style>
    <style:style style:name="Tableau18.C" style:family="table-column">
      <style:table-column-properties style:column-width="7.514cm"/>
    </style:style>
    <style:style style:name="Tableau18.A1" style:family="table-cell">
      <style:table-cell-properties fo:padding="0.097cm" fo:border-left="0.05pt solid #000000" fo:border-right="none" fo:border-top="0.05pt solid #000000" fo:border-bottom="none"/>
    </style:style>
    <style:style style:name="Tableau18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8.A2" style:family="table-cell">
      <style:table-cell-properties fo:padding="0.097cm" fo:border-left="0.05pt solid #000000" fo:border-right="none" fo:border-top="none" fo:border-bottom="none"/>
    </style:style>
    <style:style style:name="Tableau18.C2" style:family="table-cell">
      <style:table-cell-properties fo:padding="0.097cm" fo:border-left="0.05pt solid #000000" fo:border-right="0.05pt solid #000000" fo:border-top="none" fo:border-bottom="none"/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4.71cm"/>
    </style:style>
    <style:style style:name="Tableau20.B" style:family="table-column">
      <style:table-column-properties style:column-width="4.789cm"/>
    </style:style>
    <style:style style:name="Tableau20.C" style:family="table-column">
      <style:table-column-properties style:column-width="7.514cm"/>
    </style:style>
    <style:style style:name="Tableau20.A1" style:family="table-cell">
      <style:table-cell-properties fo:padding="0.097cm" fo:border-left="0.05pt solid #000000" fo:border-right="none" fo:border-top="0.05pt solid #000000" fo:border-bottom="none"/>
    </style:style>
    <style:style style:name="Tableau20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4.71cm"/>
    </style:style>
    <style:style style:name="Tableau16.B" style:family="table-column">
      <style:table-column-properties style:column-width="4.789cm"/>
    </style:style>
    <style:style style:name="Tableau16.C" style:family="table-column">
      <style:table-column-properties style:column-width="7.514cm"/>
    </style:style>
    <style:style style:name="Tableau16.A1" style:family="table-cell">
      <style:table-cell-properties fo:padding="0.097cm" fo:border-left="0.05pt solid #000000" fo:border-right="none" fo:border-top="0.05pt solid #000000" fo:border-bottom="none"/>
    </style:style>
    <style:style style:name="Tableau1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6.B2" style:family="table-cell">
      <style:table-cell-properties fo:padding="0.097cm" fo:border-left="0.05pt solid #000000" fo:border-right="none" fo:border-top="none" fo:border-bottom="none"/>
    </style:style>
    <style:style style:name="Tableau16.C2" style:family="table-cell">
      <style:table-cell-properties fo:padding="0.097cm" fo:border-left="0.05pt solid #000000" fo:border-right="0.05pt solid #000000" fo:border-top="none" fo:border-bottom="none"/>
    </style:style>
    <style:style style:name="Tableau16.B3" style:family="table-cell">
      <style:table-cell-properties fo:padding="0.097cm" fo:border-left="0.05pt solid #000000" fo:border-right="none" fo:border-top="none" fo:border-bottom="0.05pt solid #000000"/>
    </style:style>
    <style:style style:name="Tableau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8.449cm" fo:margin-left="0.185cm" fo:margin-top="0cm" fo:margin-bottom="0cm" table:align="left" style:writing-mode="lr-tb"/>
    </style:style>
    <style:style style:name="Tableau21.A" style:family="table-column">
      <style:table-column-properties style:column-width="0.859cm"/>
    </style:style>
    <style:style style:name="Tableau21.B" style:family="table-column">
      <style:table-column-properties style:column-width="3.034cm"/>
    </style:style>
    <style:style style:name="Tableau21.C" style:family="table-column">
      <style:table-column-properties style:column-width="3.612cm"/>
    </style:style>
    <style:style style:name="Tableau21.D" style:family="table-column">
      <style:table-column-properties style:column-width="3.635cm"/>
    </style:style>
    <style:style style:name="Tableau21.E" style:family="table-column">
      <style:table-column-properties style:column-width="3.639cm"/>
    </style:style>
    <style:style style:name="Tableau21.F" style:family="table-column">
      <style:table-column-properties style:column-width="3.667cm"/>
    </style:style>
    <style:style style:name="Tableau21.1" style:family="table-row">
      <style:table-row-properties style:min-row-height="0.893cm" fo:keep-together="auto"/>
    </style:style>
    <style:style style:name="Tableau21.A1" style:family="table-cell">
      <style:table-cell-properties fo:padding-left="0.009cm" fo:padding-right="0.009cm" fo:padding-top="0cm" fo:padding-bottom="0cm" fo:border="0.5pt solid #000000"/>
    </style:style>
    <style:style style:name="Tableau21.2" style:family="table-row">
      <style:table-row-properties style:min-row-height="0.646cm" fo:keep-together="auto"/>
    </style:style>
    <style:style style:name="Tableau21.3" style:family="table-row">
      <style:table-row-properties style:min-row-height="0.651cm" fo:keep-together="auto"/>
    </style:style>
    <style:style style:name="Tableau22" style:family="table">
      <style:table-properties style:width="18.254cm" fo:margin-left="0.185cm" fo:margin-top="0cm" fo:margin-bottom="0cm" table:align="left" style:writing-mode="lr-tb"/>
    </style:style>
    <style:style style:name="Tableau22.A" style:family="table-column">
      <style:table-column-properties style:column-width="2.238cm"/>
    </style:style>
    <style:style style:name="Tableau22.B" style:family="table-column">
      <style:table-column-properties style:column-width="2.323cm"/>
    </style:style>
    <style:style style:name="Tableau22.C" style:family="table-column">
      <style:table-column-properties style:column-width="3.431cm"/>
    </style:style>
    <style:style style:name="Tableau22.D" style:family="table-column">
      <style:table-column-properties style:column-width="1.067cm"/>
    </style:style>
    <style:style style:name="Tableau22.E" style:family="table-column">
      <style:table-column-properties style:column-width="2.309cm"/>
    </style:style>
    <style:style style:name="Tableau22.F" style:family="table-column">
      <style:table-column-properties style:column-width="2.32cm"/>
    </style:style>
    <style:style style:name="Tableau22.G" style:family="table-column">
      <style:table-column-properties style:column-width="2.242cm"/>
    </style:style>
    <style:style style:name="Tableau22.H" style:family="table-column">
      <style:table-column-properties style:column-width="2.321cm"/>
    </style:style>
    <style:style style:name="Tableau22.1" style:family="table-row">
      <style:table-row-properties style:min-row-height="0.785cm" fo:keep-together="auto"/>
    </style:style>
    <style:style style:name="Tableau22.A1" style:family="table-cell">
      <style:table-cell-properties fo:padding-left="0.009cm" fo:padding-right="0.009cm" fo:padding-top="0cm" fo:padding-bottom="0cm" fo:border="0.5pt solid #000000"/>
    </style:style>
    <style:style style:name="Tableau22.2" style:family="table-row">
      <style:table-row-properties style:min-row-height="0.787cm" fo:keep-together="auto"/>
    </style:style>
    <style:style style:name="Tableau22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22.5" style:family="table-row">
      <style:table-row-properties style:min-row-height="0.559cm" fo:keep-together="auto"/>
    </style:style>
    <style:style style:name="Tableau22.A5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Tableau22.6" style:family="table-row">
      <style:table-row-properties style:min-row-height="0.212cm" fo:keep-together="auto"/>
    </style:style>
    <style:style style:name="Tableau22.A6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Tableau22.7" style:family="table-row">
      <style:table-row-properties style:min-row-height="0.233cm" fo:keep-together="auto"/>
    </style:style>
    <style:style style:name="Tableau22.8" style:family="table-row">
      <style:table-row-properties style:min-row-height="0.497cm" fo:keep-together="auto"/>
    </style:style>
    <style:style style:name="Tableau22.9" style:family="table-row">
      <style:table-row-properties style:min-row-height="0.019cm" fo:keep-together="auto"/>
    </style:style>
    <style:style style:name="Tableau22.10" style:family="table-row">
      <style:table-row-properties style:min-row-height="0.459cm" fo:keep-together="auto"/>
    </style:style>
    <style:style style:name="Tableau22.11" style:family="table-row">
      <style:table-row-properties style:min-row-height="0.309cm" fo:keep-together="auto"/>
    </style:style>
    <style:style style:name="Tableau22.13" style:family="table-row">
      <style:table-row-properties style:min-row-height="0.536cm" fo:keep-together="auto"/>
    </style:style>
    <style:style style:name="Tableau22.15" style:family="table-row">
      <style:table-row-properties style:min-row-height="0.531cm" fo:keep-together="auto"/>
    </style:style>
    <style:style style:name="Tableau22.21" style:family="table-row">
      <style:table-row-properties style:min-row-height="0.527cm" fo:keep-together="auto"/>
    </style:style>
    <style:style style:name="Tableau22.23" style:family="table-row">
      <style:table-row-properties style:min-row-height="0.533cm" fo:keep-together="auto"/>
    </style:style>
    <style:style style:name="Tableau22.25" style:family="table-row">
      <style:table-row-properties style:min-row-height="0.783cm" fo:keep-together="auto"/>
    </style:style>
    <style:style style:name="Tableau22.26" style:family="table-row">
      <style:table-row-properties style:min-row-height="0.778cm" fo:keep-together="auto"/>
    </style:style>
    <style:style style:name="Tableau22.27" style:family="table-row">
      <style:table-row-properties style:min-row-height="0.781cm" fo:keep-together="auto"/>
    </style:style>
    <style:style style:name="Tableau22.29" style:family="table-row">
      <style:table-row-properties style:min-row-height="0.566cm" fo:keep-together="auto"/>
    </style:style>
    <style:style style:name="Tableau22.30" style:family="table-row">
      <style:table-row-properties style:min-row-height="1.138cm" fo:keep-together="auto"/>
    </style:style>
    <style:style style:name="Tableau22.A30" style:family="table-cell">
      <style:table-cell-properties fo:padding-left="0.009cm" fo:padding-right="0.009cm" fo:padding-top="0cm" fo:padding-bottom="0cm" fo:border-left="0.5pt solid #000000" fo:border-right="none" fo:border-top="0.5pt solid #000000" fo:border-bottom="none"/>
    </style:style>
    <style:style style:name="Tableau22.B30" style:family="table-cell">
      <style:table-cell-properties fo:padding-left="0.009cm" fo:padding-right="0.009cm" fo:padding-top="0cm" fo:padding-bottom="0cm" fo:border-left="none" fo:border-right="0.5pt solid #000000" fo:border-top="0.5pt solid #000000" fo:border-bottom="none"/>
    </style:style>
    <style:style style:name="Tableau22.31" style:family="table-row">
      <style:table-row-properties style:min-row-height="1.134cm" fo:keep-together="auto"/>
    </style:style>
    <style:style style:name="Tableau22.A31" style:family="table-cell">
      <style:table-cell-properties fo:padding-left="0.009cm" fo:padding-right="0.009cm" fo:padding-top="0cm" fo:padding-bottom="0cm" fo:border-left="0.5pt solid #000000" fo:border-right="none" fo:border-top="none" fo:border-bottom="0.5pt solid #000000"/>
    </style:style>
    <style:style style:name="Tableau22.B31" style:family="table-cell">
      <style:table-cell-properties fo:padding-left="0.009cm" fo:padding-right="0.009cm" fo:padding-top="0cm" fo:padding-bottom="0cm" fo:border-left="none" fo:border-right="0.5pt solid #000000" fo:border-top="none" fo:border-bottom="0.5pt solid #000000"/>
    </style:style>
    <style:style style:name="P1" style:family="paragraph" style:parent-style-name="Actions">
      <style:text-properties fo:language="en" fo:country="GB"/>
    </style:style>
    <style:style style:name="P2" style:family="paragraph" style:parent-style-name="Actions">
      <style:text-properties fo:language="en" fo:country="GB" officeooo:rsid="0016acb2" officeooo:paragraph-rsid="0016acb2"/>
    </style:style>
    <style:style style:name="P3" style:family="paragraph" style:parent-style-name="Actions">
      <style:paragraph-properties fo:text-align="center" style:justify-single-word="false"/>
      <style:text-properties fo:language="en" fo:country="GB" officeooo:rsid="00177d3b" officeooo:paragraph-rsid="00177d3b"/>
    </style:style>
    <style:style style:name="P4" style:family="paragraph" style:parent-style-name="Actions">
      <style:text-properties fo:language="en" fo:country="GB" officeooo:rsid="00177d3b" officeooo:paragraph-rsid="0016acb2"/>
    </style:style>
    <style:style style:name="P5" style:family="paragraph" style:parent-style-name="Actions">
      <style:paragraph-properties fo:text-align="start" style:justify-single-word="false"/>
      <style:text-properties fo:language="en" fo:country="GB" officeooo:rsid="00177d3b" officeooo:paragraph-rsid="00177d3b"/>
    </style:style>
    <style:style style:name="P6" style:family="paragraph" style:parent-style-name="Actions">
      <style:paragraph-properties fo:text-align="center" style:justify-single-word="false"/>
      <style:text-properties fo:language="en" fo:country="GB"/>
    </style:style>
    <style:style style:name="P7" style:family="paragraph" style:parent-style-name="Actions">
      <style:paragraph-properties fo:text-align="center" style:justify-single-word="false"/>
      <style:text-properties fo:language="en" fo:country="GB" officeooo:paragraph-rsid="00177d3b"/>
    </style:style>
    <style:style style:name="P8" style:family="paragraph" style:parent-style-name="Actions">
      <style:paragraph-properties fo:text-align="center" style:justify-single-word="false"/>
      <style:text-properties fo:language="en" fo:country="GB" officeooo:paragraph-rsid="002fec45"/>
    </style:style>
    <style:style style:name="P9" style:family="paragraph" style:parent-style-name="Actions">
      <style:text-properties fo:language="en" fo:country="GB" officeooo:paragraph-rsid="001b8031"/>
    </style:style>
    <style:style style:name="P10" style:family="paragraph" style:parent-style-name="Actions">
      <style:paragraph-properties fo:text-align="start" style:justify-single-word="false"/>
      <style:text-properties fo:language="en" fo:country="GB"/>
    </style:style>
    <style:style style:name="P11" style:family="paragraph" style:parent-style-name="Actions">
      <style:paragraph-properties fo:text-align="center" style:justify-single-word="false"/>
      <style:text-properties fo:language="en" fo:country="GB" officeooo:rsid="001b8031" officeooo:paragraph-rsid="001b8031"/>
    </style:style>
    <style:style style:name="P12" style:family="paragraph" style:parent-style-name="Actions">
      <style:paragraph-properties fo:text-align="start" style:justify-single-word="false"/>
      <style:text-properties fo:language="en" fo:country="GB" officeooo:rsid="001b8031" officeooo:paragraph-rsid="001b8031"/>
    </style:style>
    <style:style style:name="P13" style:family="paragraph" style:parent-style-name="Actions">
      <style:text-properties fo:language="en" fo:country="GB" officeooo:rsid="001b8031" officeooo:paragraph-rsid="001b8031"/>
    </style:style>
    <style:style style:name="P14" style:family="paragraph" style:parent-style-name="Actions">
      <style:text-properties fo:language="en" fo:country="GB" officeooo:paragraph-rsid="001c28e3"/>
    </style:style>
    <style:style style:name="P15" style:family="paragraph" style:parent-style-name="Actions">
      <style:paragraph-properties fo:text-align="center" style:justify-single-word="false"/>
      <style:text-properties fo:language="en" fo:country="GB" officeooo:rsid="001c28e3" officeooo:paragraph-rsid="001c28e3"/>
    </style:style>
    <style:style style:name="P16" style:family="paragraph" style:parent-style-name="Actions">
      <style:paragraph-properties fo:text-align="start" style:justify-single-word="false"/>
      <style:text-properties fo:language="en" fo:country="GB" officeooo:rsid="001c28e3" officeooo:paragraph-rsid="001c28e3"/>
    </style:style>
    <style:style style:name="P17" style:family="paragraph" style:parent-style-name="Actions">
      <style:text-properties fo:language="en" fo:country="GB" officeooo:rsid="001c28e3" officeooo:paragraph-rsid="001c28e3"/>
    </style:style>
    <style:style style:name="P18" style:family="paragraph" style:parent-style-name="Actions">
      <style:text-properties fo:language="en" fo:country="GB" officeooo:rsid="001c7f60" officeooo:paragraph-rsid="001c7f60"/>
    </style:style>
    <style:style style:name="P19" style:family="paragraph" style:parent-style-name="Actions">
      <style:paragraph-properties fo:text-align="center" style:justify-single-word="false"/>
      <style:text-properties fo:language="en" fo:country="GB" officeooo:rsid="001c7f60" officeooo:paragraph-rsid="001c7f60"/>
    </style:style>
    <style:style style:name="P20" style:family="paragraph" style:parent-style-name="Actions">
      <style:paragraph-properties fo:text-align="start" style:justify-single-word="false"/>
      <style:text-properties fo:language="en" fo:country="GB" officeooo:rsid="001c7f60" officeooo:paragraph-rsid="001c7f60"/>
    </style:style>
    <style:style style:name="P21" style:family="paragraph" style:parent-style-name="Actions">
      <style:paragraph-properties fo:text-align="start" style:justify-single-word="false"/>
      <style:text-properties fo:language="en" fo:country="GB" officeooo:rsid="001c7f60" officeooo:paragraph-rsid="00244f5f"/>
    </style:style>
    <style:style style:name="P22" style:family="paragraph" style:parent-style-name="Actions">
      <style:text-properties fo:language="en" fo:country="GB" officeooo:paragraph-rsid="001e47cb"/>
    </style:style>
    <style:style style:name="P23" style:family="paragraph" style:parent-style-name="Actions">
      <style:text-properties fo:language="en" fo:country="GB" officeooo:rsid="001e47cb" officeooo:paragraph-rsid="001e47cb"/>
    </style:style>
    <style:style style:name="P24" style:family="paragraph" style:parent-style-name="Actions">
      <style:paragraph-properties fo:text-align="center" style:justify-single-word="false"/>
      <style:text-properties fo:language="en" fo:country="GB" officeooo:rsid="001e47cb" officeooo:paragraph-rsid="001e47cb"/>
    </style:style>
    <style:style style:name="P25" style:family="paragraph" style:parent-style-name="Actions">
      <style:paragraph-properties fo:text-align="start" style:justify-single-word="false"/>
      <style:text-properties fo:language="en" fo:country="GB" officeooo:rsid="001e47cb" officeooo:paragraph-rsid="001e47cb"/>
    </style:style>
    <style:style style:name="P26" style:family="paragraph" style:parent-style-name="Actions">
      <style:text-properties fo:language="en" fo:country="GB" officeooo:rsid="001e47cb" officeooo:paragraph-rsid="001fe64e"/>
    </style:style>
    <style:style style:name="P27" style:family="paragraph" style:parent-style-name="Actions">
      <style:text-properties fo:language="en" fo:country="GB" officeooo:rsid="001fe64e" officeooo:paragraph-rsid="001fe64e"/>
    </style:style>
    <style:style style:name="P28" style:family="paragraph" style:parent-style-name="Actions">
      <style:text-properties fo:language="en" fo:country="GB" officeooo:paragraph-rsid="0024cfc9"/>
    </style:style>
    <style:style style:name="P29" style:family="paragraph" style:parent-style-name="Actions">
      <style:text-properties fo:language="en" fo:country="GB" officeooo:rsid="0024cfc9" officeooo:paragraph-rsid="0024cfc9"/>
    </style:style>
    <style:style style:name="P30" style:family="paragraph" style:parent-style-name="Actions">
      <style:paragraph-properties fo:text-align="center" style:justify-single-word="false"/>
      <style:text-properties fo:language="en" fo:country="GB" officeooo:rsid="0024cfc9" officeooo:paragraph-rsid="0024cfc9"/>
    </style:style>
    <style:style style:name="P31" style:family="paragraph" style:parent-style-name="Actions">
      <style:paragraph-properties fo:text-align="start" style:justify-single-word="false"/>
      <style:text-properties fo:language="en" fo:country="GB" officeooo:rsid="0024cfc9" officeooo:paragraph-rsid="0024cfc9"/>
    </style:style>
    <style:style style:name="P32" style:family="paragraph" style:parent-style-name="Actions">
      <style:text-properties fo:language="en" fo:country="GB" officeooo:rsid="002696f6" officeooo:paragraph-rsid="002696f6"/>
    </style:style>
    <style:style style:name="P33" style:family="paragraph" style:parent-style-name="Actions">
      <style:text-properties fo:language="en" fo:country="GB" officeooo:paragraph-rsid="0027e201"/>
    </style:style>
    <style:style style:name="P34" style:family="paragraph" style:parent-style-name="Actions">
      <style:text-properties fo:language="en" fo:country="GB" officeooo:rsid="0029f3bc" officeooo:paragraph-rsid="0029f3bc"/>
    </style:style>
    <style:style style:name="P35" style:family="paragraph" style:parent-style-name="Actions">
      <style:text-properties fo:language="en" fo:country="GB" officeooo:rsid="002a3702" officeooo:paragraph-rsid="002a3702"/>
    </style:style>
    <style:style style:name="P36" style:family="paragraph" style:parent-style-name="Actions">
      <style:text-properties fo:language="en" fo:country="GB" officeooo:paragraph-rsid="002baf22"/>
    </style:style>
    <style:style style:name="P37" style:family="paragraph" style:parent-style-name="Actions">
      <style:text-properties fo:language="en" fo:country="GB" officeooo:paragraph-rsid="002c0e22"/>
    </style:style>
    <style:style style:name="P38" style:family="paragraph" style:parent-style-name="Actions">
      <style:text-properties fo:language="en" fo:country="GB" officeooo:rsid="002db684" officeooo:paragraph-rsid="002db684"/>
    </style:style>
    <style:style style:name="P39" style:family="paragraph" style:parent-style-name="Actions">
      <style:text-properties fo:language="en" fo:country="GB" officeooo:rsid="002ed98f" officeooo:paragraph-rsid="002ed98f"/>
    </style:style>
    <style:style style:name="P40" style:family="paragraph" style:parent-style-name="Actions">
      <style:paragraph-properties fo:text-align="center" style:justify-single-word="false"/>
      <style:text-properties fo:language="en" fo:country="GB" officeooo:rsid="002ed98f" officeooo:paragraph-rsid="002ed98f"/>
    </style:style>
    <style:style style:name="P41" style:family="paragraph" style:parent-style-name="Actions">
      <style:text-properties fo:language="en" fo:country="GB" officeooo:rsid="00330771" officeooo:paragraph-rsid="00330771"/>
    </style:style>
    <style:style style:name="P42" style:family="paragraph" style:parent-style-name="Actions">
      <style:paragraph-properties fo:text-align="center" style:justify-single-word="false"/>
      <style:text-properties fo:language="en" fo:country="GB" officeooo:rsid="00330771" officeooo:paragraph-rsid="00330771"/>
    </style:style>
    <style:style style:name="P43" style:family="paragraph" style:parent-style-name="Actions">
      <style:paragraph-properties fo:text-align="center" style:justify-single-word="false"/>
      <style:text-properties fo:language="en" fo:country="GB" officeooo:rsid="002fec45" officeooo:paragraph-rsid="002fec45"/>
    </style:style>
    <style:style style:name="P44" style:family="paragraph" style:parent-style-name="Actions">
      <style:paragraph-properties fo:text-align="center" style:justify-single-word="false"/>
      <style:text-properties fo:language="en" fo:country="GB" officeooo:rsid="002fec45" officeooo:paragraph-rsid="00330771"/>
    </style:style>
    <style:style style:name="P45" style:family="paragraph" style:parent-style-name="Actions">
      <style:text-properties fo:language="en" fo:country="GB" officeooo:rsid="002fec45" officeooo:paragraph-rsid="002fec45"/>
    </style:style>
    <style:style style:name="P46" style:family="paragraph" style:parent-style-name="Actions">
      <style:text-properties fo:language="en" fo:country="GB" officeooo:rsid="0034086b" officeooo:paragraph-rsid="0034086b"/>
    </style:style>
    <style:style style:name="P47" style:family="paragraph" style:parent-style-name="Actions">
      <style:text-properties fo:language="en" fo:country="GB" officeooo:rsid="00306003" officeooo:paragraph-rsid="00306003"/>
    </style:style>
    <style:style style:name="P48" style:family="paragraph" style:parent-style-name="Footer" style:list-style-name="L1">
      <style:text-properties fo:font-size="13pt" officeooo:rsid="00164034" officeooo:paragraph-rsid="00164034" style:font-size-asian="13pt" style:font-size-complex="13pt"/>
    </style:style>
    <style:style style:name="P49" style:family="paragraph" style:parent-style-name="Footer">
      <style:paragraph-properties fo:orphans="0" fo:widows="0"/>
      <style:text-properties officeooo:paragraph-rsid="003821b3"/>
    </style:style>
    <style:style style:name="P50" style:family="paragraph" style:parent-style-name="Header">
      <style:paragraph-properties fo:text-align="end" style:justify-single-word="false"/>
      <style:text-properties style:font-name="High Tower Text" fo:font-size="18pt" officeooo:rsid="00164034" officeooo:paragraph-rsid="00164034" style:font-size-asian="18pt" style:font-size-complex="18pt"/>
    </style:style>
    <style:style style:name="P51" style:family="paragraph" style:parent-style-name="Heading_20_1">
      <style:paragraph-properties fo:break-before="page"/>
      <style:text-properties fo:language="en" fo:country="GB"/>
    </style:style>
    <style:style style:name="P52" style:family="paragraph" style:parent-style-name="Heading_20_1">
      <style:paragraph-properties fo:break-before="page"/>
      <style:text-properties fo:language="en" fo:country="GB" fo:background-color="#ffa6a6"/>
    </style:style>
    <style:style style:name="P53" style:family="paragraph" style:parent-style-name="Heading_20_1">
      <style:paragraph-properties fo:break-before="page"/>
      <style:text-properties fo:language="en" fo:country="GB" fo:background-color="#bf819e"/>
    </style:style>
    <style:style style:name="P54" style:family="paragraph" style:parent-style-name="Heading_20_1">
      <style:paragraph-properties fo:break-before="page"/>
      <style:text-properties fo:language="en" fo:country="GB" fo:background-color="#ffb66c"/>
    </style:style>
    <style:style style:name="P55" style:family="paragraph" style:parent-style-name="Heading_20_1">
      <style:paragraph-properties fo:break-before="page"/>
      <style:text-properties fo:language="en" fo:country="GB" fo:background-color="#afd095"/>
    </style:style>
    <style:style style:name="P56" style:family="paragraph" style:parent-style-name="Speach">
      <style:text-properties fo:language="en" fo:country="GB"/>
    </style:style>
    <style:style style:name="P57" style:family="paragraph" style:parent-style-name="Speach">
      <style:text-properties fo:language="en" fo:country="GB" officeooo:rsid="001b8031" officeooo:paragraph-rsid="001b8031"/>
    </style:style>
    <style:style style:name="P58" style:family="paragraph" style:parent-style-name="Speach">
      <style:text-properties fo:language="en" fo:country="GB" officeooo:rsid="001c28e3" officeooo:paragraph-rsid="001c28e3"/>
    </style:style>
    <style:style style:name="P59" style:family="paragraph" style:parent-style-name="Speach">
      <style:text-properties fo:language="en" fo:country="GB" officeooo:rsid="001c7f60" officeooo:paragraph-rsid="001c7f60"/>
    </style:style>
    <style:style style:name="P60" style:family="paragraph" style:parent-style-name="Speach">
      <style:text-properties fo:language="en" fo:country="GB" officeooo:paragraph-rsid="001c7f60"/>
    </style:style>
    <style:style style:name="P61" style:family="paragraph" style:parent-style-name="Speach">
      <style:text-properties fo:language="en" fo:country="GB" officeooo:rsid="001e47cb" officeooo:paragraph-rsid="001e47cb"/>
    </style:style>
    <style:style style:name="P62" style:family="paragraph" style:parent-style-name="Speach">
      <style:text-properties fo:language="en" fo:country="GB" officeooo:rsid="001fe64e" officeooo:paragraph-rsid="001fe64e"/>
    </style:style>
    <style:style style:name="P63" style:family="paragraph" style:parent-style-name="Speach">
      <style:text-properties fo:language="en" fo:country="GB" officeooo:rsid="0024cfc9"/>
    </style:style>
    <style:style style:name="P64" style:family="paragraph" style:parent-style-name="Speach">
      <style:text-properties fo:language="en" fo:country="GB" officeooo:rsid="0024cfc9" officeooo:paragraph-rsid="0024cfc9"/>
    </style:style>
    <style:style style:name="P65" style:family="paragraph" style:parent-style-name="Speach">
      <style:text-properties fo:language="en" fo:country="GB" officeooo:rsid="002db684" officeooo:paragraph-rsid="002db684"/>
    </style:style>
    <style:style style:name="P66" style:family="paragraph" style:parent-style-name="Speach">
      <style:text-properties fo:language="en" fo:country="GB" officeooo:paragraph-rsid="002ed98f"/>
    </style:style>
    <style:style style:name="P67" style:family="paragraph" style:parent-style-name="Speach">
      <style:text-properties fo:language="en" fo:country="GB" officeooo:rsid="002ed98f" officeooo:paragraph-rsid="002ed98f"/>
    </style:style>
    <style:style style:name="P68" style:family="paragraph" style:parent-style-name="Speach">
      <style:text-properties fo:language="en" fo:country="GB" officeooo:rsid="002fec45" officeooo:paragraph-rsid="002fec45"/>
    </style:style>
    <style:style style:name="P69" style:family="paragraph" style:parent-style-name="Speach">
      <style:text-properties fo:language="en" fo:country="GB" officeooo:rsid="00306003" officeooo:paragraph-rsid="00306003"/>
    </style:style>
    <style:style style:name="P70" style:family="paragraph" style:parent-style-name="Speach">
      <style:text-properties fo:language="en" fo:country="GB" officeooo:rsid="0034086b" officeooo:paragraph-rsid="0034086b"/>
    </style:style>
    <style:style style:name="P71" style:family="paragraph" style:parent-style-name="Speaker">
      <style:text-properties fo:language="en" fo:country="GB"/>
    </style:style>
    <style:style style:name="P72" style:family="paragraph" style:parent-style-name="Speaker">
      <style:text-properties fo:language="en" fo:country="GB" officeooo:rsid="001c7f60" officeooo:paragraph-rsid="001c7f60"/>
    </style:style>
    <style:style style:name="P73" style:family="paragraph" style:parent-style-name="Speaker">
      <style:text-properties fo:language="en" fo:country="GB" officeooo:rsid="001e47cb" officeooo:paragraph-rsid="001e47cb"/>
    </style:style>
    <style:style style:name="P74" style:family="paragraph" style:parent-style-name="Speaker">
      <style:text-properties fo:language="en" fo:country="GB" officeooo:rsid="001fe64e" officeooo:paragraph-rsid="001fe64e"/>
    </style:style>
    <style:style style:name="P75" style:family="paragraph" style:parent-style-name="Speaker">
      <style:text-properties fo:language="en" fo:country="GB" officeooo:rsid="0024cfc9" officeooo:paragraph-rsid="0024cfc9"/>
    </style:style>
    <style:style style:name="P76" style:family="paragraph" style:parent-style-name="Speaker">
      <style:text-properties fo:language="en" fo:country="GB" officeooo:rsid="002696f6" officeooo:paragraph-rsid="002696f6"/>
    </style:style>
    <style:style style:name="P77" style:family="paragraph" style:parent-style-name="Speaker">
      <style:text-properties fo:language="en" fo:country="GB" officeooo:rsid="002db684" officeooo:paragraph-rsid="002db684"/>
    </style:style>
    <style:style style:name="P78" style:family="paragraph" style:parent-style-name="Speaker">
      <style:text-properties fo:language="en" fo:country="GB" officeooo:rsid="002ed98f" officeooo:paragraph-rsid="002ed98f"/>
    </style:style>
    <style:style style:name="P79" style:family="paragraph" style:parent-style-name="Speaker">
      <style:text-properties fo:language="en" fo:country="GB" officeooo:rsid="002fec45" officeooo:paragraph-rsid="002fec45"/>
    </style:style>
    <style:style style:name="P80" style:family="paragraph" style:parent-style-name="Speaker">
      <style:text-properties fo:language="en" fo:country="GB" officeooo:rsid="00306003" officeooo:paragraph-rsid="00306003"/>
    </style:style>
    <style:style style:name="P81" style:family="paragraph" style:parent-style-name="Speaker">
      <style:text-properties fo:language="en" fo:country="GB" officeooo:rsid="0034086b" officeooo:paragraph-rsid="0034086b"/>
    </style:style>
    <style:style style:name="P82" style:family="paragraph" style:parent-style-name="Standard">
      <style:paragraph-properties fo:text-align="center" style:justify-single-word="false"/>
      <style:text-properties fo:language="en" fo:country="GB"/>
    </style:style>
    <style:style style:name="P83" style:family="paragraph" style:parent-style-name="Standard">
      <style:paragraph-properties fo:orphans="0" fo:widows="0"/>
      <style:text-properties fo:font-size="1pt" officeooo:paragraph-rsid="003821b3" style:font-size-asian="1pt" style:font-size-complex="1pt"/>
    </style:style>
    <style:style style:name="P84" style:family="paragraph" style:parent-style-name="Standard">
      <style:paragraph-properties fo:margin-left="0.176cm" fo:margin-right="0cm" fo:margin-top="0.365cm" fo:margin-bottom="0cm" style:contextual-spacing="false" fo:text-align="start" style:justify-single-word="false" fo:text-indent="0cm" style:auto-text-indent="false">
        <style:tab-stops>
          <style:tab-stop style:position="13.259cm"/>
        </style:tab-stops>
      </style:paragraph-properties>
      <style:text-properties officeooo:paragraph-rsid="003821b3"/>
    </style:style>
    <style:style style:name="P85" style:family="paragraph" style:parent-style-name="Table_20_Contents">
      <style:text-properties style:font-name="High Tower Text" fo:font-size="18pt" fo:language="en" fo:country="GB" officeooo:rsid="0016acb2" officeooo:paragraph-rsid="0016acb2" style:font-size-asian="18pt" style:font-size-complex="18pt"/>
    </style:style>
    <style:style style:name="P86" style:family="paragraph" style:parent-style-name="Table_20_Contents">
      <style:text-properties style:font-name="High Tower Text" fo:font-size="18pt" fo:language="en" fo:country="GB" officeooo:rsid="0016acb2" officeooo:paragraph-rsid="001b8031" style:font-size-asian="18pt" style:font-size-complex="18pt"/>
    </style:style>
    <style:style style:name="P87" style:family="paragraph" style:parent-style-name="Table_20_Contents">
      <style:text-properties style:font-name="High Tower Text" fo:font-size="18pt" fo:language="en" fo:country="GB" officeooo:rsid="0016acb2" officeooo:paragraph-rsid="001c28e3" style:font-size-asian="18pt" style:font-size-complex="18pt"/>
    </style:style>
    <style:style style:name="P88" style:family="paragraph" style:parent-style-name="Table_20_Contents">
      <style:text-properties style:font-name="High Tower Text" fo:font-size="18pt" fo:language="en" fo:country="GB" officeooo:rsid="0016acb2" officeooo:paragraph-rsid="001e47cb" style:font-size-asian="18pt" style:font-size-complex="18pt"/>
    </style:style>
    <style:style style:name="P89" style:family="paragraph" style:parent-style-name="Table_20_Contents">
      <style:text-properties style:font-name="High Tower Text" fo:font-size="18pt" fo:language="en" fo:country="GB" officeooo:rsid="0016acb2" officeooo:paragraph-rsid="0024cfc9" style:font-size-asian="18pt" style:font-size-complex="18pt"/>
    </style:style>
    <style:style style:name="P90" style:family="paragraph" style:parent-style-name="Table_20_Contents">
      <style:text-properties style:font-name="High Tower Text" fo:font-size="18pt" fo:language="en" fo:country="GB" officeooo:rsid="0016acb2" officeooo:paragraph-rsid="0027e201" style:font-size-asian="18pt" style:font-size-complex="18pt"/>
    </style:style>
    <style:style style:name="P91" style:family="paragraph" style:parent-style-name="Table_20_Contents">
      <style:text-properties style:font-name="High Tower Text" fo:font-size="18pt" fo:language="en" fo:country="GB" officeooo:rsid="0016acb2" officeooo:paragraph-rsid="002baf22" style:font-size-asian="18pt" style:font-size-complex="18pt"/>
    </style:style>
    <style:style style:name="P92" style:family="paragraph" style:parent-style-name="Table_20_Contents">
      <style:text-properties style:font-name="High Tower Text" fo:font-size="18pt" fo:language="en" fo:country="GB" officeooo:rsid="0016acb2" officeooo:paragraph-rsid="002c0e22" style:font-size-asian="18pt" style:font-size-complex="18pt"/>
    </style:style>
    <style:style style:name="P93" style:family="paragraph" style:parent-style-name="Table_20_Contents">
      <style:text-properties style:font-name="High Tower Text" fo:font-size="18pt" fo:language="en" fo:country="GB" officeooo:rsid="001c28e3" officeooo:paragraph-rsid="001c28e3" style:font-size-asian="18pt" style:font-size-complex="18pt"/>
    </style:style>
    <style:style style:name="P94" style:family="paragraph" style:parent-style-name="Table_20_Contents">
      <style:text-properties style:font-name="High Tower Text" fo:font-size="18pt" fo:language="en" fo:country="GB" officeooo:rsid="001c28e3" officeooo:paragraph-rsid="001c7f60" style:font-size-asian="18pt" style:font-size-complex="18pt"/>
    </style:style>
    <style:style style:name="P95" style:family="paragraph" style:parent-style-name="Table_20_Contents">
      <style:text-properties style:font-name="High Tower Text" fo:font-size="18pt" fo:language="en" fo:country="GB" officeooo:rsid="001c28e3" officeooo:paragraph-rsid="001e47cb" style:font-size-asian="18pt" style:font-size-complex="18pt"/>
    </style:style>
    <style:style style:name="P96" style:family="paragraph" style:parent-style-name="Table_20_Contents">
      <style:text-properties style:font-name="High Tower Text" fo:font-size="18pt" fo:language="en" fo:country="GB" officeooo:rsid="001c28e3" officeooo:paragraph-rsid="0024cfc9" style:font-size-asian="18pt" style:font-size-complex="18pt"/>
    </style:style>
    <style:style style:name="P97" style:family="paragraph" style:parent-style-name="Table_20_Contents">
      <style:text-properties style:font-name="High Tower Text" fo:font-size="18pt" fo:language="en" fo:country="GB" officeooo:rsid="001c28e3" officeooo:paragraph-rsid="002baf22" style:font-size-asian="18pt" style:font-size-complex="18pt"/>
    </style:style>
    <style:style style:name="P98" style:family="paragraph" style:parent-style-name="Table_20_Contents">
      <style:text-properties style:font-name="High Tower Text" fo:font-size="18pt" fo:language="en" fo:country="GB" officeooo:rsid="001c28e3" officeooo:paragraph-rsid="002c0e22" style:font-size-asian="18pt" style:font-size-complex="18pt"/>
    </style:style>
    <style:style style:name="P99" style:family="paragraph" style:parent-style-name="Table_20_Contents">
      <style:text-properties style:font-name="High Tower Text" fo:font-size="18pt" fo:language="en" fo:country="GB" officeooo:rsid="001c7f60" officeooo:paragraph-rsid="001c7f60" style:font-size-asian="18pt" style:font-size-complex="18pt"/>
    </style:style>
    <style:style style:name="P100" style:family="paragraph" style:parent-style-name="Table_20_Contents">
      <style:text-properties style:font-name="High Tower Text" fo:font-size="18pt" fo:language="en" fo:country="GB" officeooo:rsid="001c7f60" officeooo:paragraph-rsid="001e47cb" style:font-size-asian="18pt" style:font-size-complex="18pt"/>
    </style:style>
    <style:style style:name="P101" style:family="paragraph" style:parent-style-name="Table_20_Contents">
      <style:text-properties style:font-name="High Tower Text" fo:font-size="18pt" fo:language="en" fo:country="GB" officeooo:rsid="001c7f60" officeooo:paragraph-rsid="0024cfc9" style:font-size-asian="18pt" style:font-size-complex="18pt"/>
    </style:style>
    <style:style style:name="P102" style:family="paragraph" style:parent-style-name="Table_20_Contents">
      <style:text-properties style:font-name="High Tower Text" fo:font-size="18pt" fo:language="en" fo:country="GB" officeooo:rsid="001c7f60" officeooo:paragraph-rsid="0027e201" style:font-size-asian="18pt" style:font-size-complex="18pt"/>
    </style:style>
    <style:style style:name="P103" style:family="paragraph" style:parent-style-name="Table_20_Contents">
      <style:text-properties style:font-name="High Tower Text" fo:font-size="18pt" fo:language="en" fo:country="GB" officeooo:rsid="001c7f60" officeooo:paragraph-rsid="002baf22" style:font-size-asian="18pt" style:font-size-complex="18pt"/>
    </style:style>
    <style:style style:name="P104" style:family="paragraph" style:parent-style-name="Table_20_Contents">
      <style:text-properties style:font-name="High Tower Text" fo:font-size="18pt" fo:language="en" fo:country="GB" officeooo:rsid="001c7f60" officeooo:paragraph-rsid="002c0e22" style:font-size-asian="18pt" style:font-size-complex="18pt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High Tower Text" fo:font-size="18pt" fo:language="en" fo:country="GB" officeooo:rsid="001e47cb" officeooo:paragraph-rsid="001e47cb" style:font-size-asian="18pt" style:font-size-complex="18pt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High Tower Text" fo:font-size="18pt" fo:language="en" fo:country="GB" officeooo:rsid="001e47cb" officeooo:paragraph-rsid="0024cfc9" style:font-size-asian="18pt" style:font-size-complex="18pt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High Tower Text" fo:font-size="18pt" fo:language="en" fo:country="GB" officeooo:rsid="001e47cb" officeooo:paragraph-rsid="0027e201" style:font-size-asian="18pt" style:font-size-complex="18pt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High Tower Text" fo:font-size="18pt" fo:language="en" fo:country="GB" officeooo:rsid="001e47cb" officeooo:paragraph-rsid="002baf22" style:font-size-asian="18pt" style:font-size-complex="18pt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High Tower Text" fo:font-size="18pt" fo:language="en" fo:country="GB" officeooo:rsid="001e47cb" officeooo:paragraph-rsid="002c0e22" style:font-size-asian="18pt" style:font-size-complex="18pt"/>
    </style:style>
    <style:style style:name="P110" style:family="paragraph" style:parent-style-name="Table_20_Contents">
      <style:text-properties style:font-name="High Tower Text" fo:font-size="18pt" fo:language="en" fo:country="GB" officeooo:rsid="0027e201" officeooo:paragraph-rsid="0027e201" style:font-size-asian="18pt" style:font-size-complex="18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High Tower Text" fo:font-size="18pt" fo:language="en" fo:country="GB" officeooo:rsid="0027e201" officeooo:paragraph-rsid="0027e201" style:font-size-asian="18pt" style:font-size-complex="18pt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High Tower Text" fo:font-size="18pt" fo:language="en" fo:country="GB" officeooo:rsid="002c0e22" officeooo:paragraph-rsid="002c0e22" style:font-size-asian="18pt" style:font-size-complex="18pt"/>
    </style:style>
    <style:style style:name="P113" style:family="paragraph" style:parent-style-name="Table_20_Contents">
      <style:text-properties style:font-name="High Tower Text" fo:font-size="18pt" fo:language="en" fo:country="GB" officeooo:rsid="002c0e22" officeooo:paragraph-rsid="002c0e22" style:font-size-asian="18pt" style:font-size-complex="18pt"/>
    </style:style>
    <style:style style:name="P114" style:family="paragraph" style:parent-style-name="Table_20_Contents">
      <style:text-properties style:font-name="High Tower Text" fo:font-size="18pt" fo:language="en" fo:country="GB" officeooo:rsid="002dfa48" officeooo:paragraph-rsid="002dfa48" style:font-size-asian="18pt" style:font-size-complex="18pt"/>
    </style:style>
    <style:style style:name="P115" style:family="paragraph" style:parent-style-name="Table_20_Contents">
      <style:text-properties fo:language="en" fo:country="GB" officeooo:paragraph-rsid="001b8031"/>
    </style:style>
    <style:style style:name="P116" style:family="paragraph" style:parent-style-name="Table_20_Contents">
      <style:text-properties fo:language="en" fo:country="GB" officeooo:paragraph-rsid="001c28e3"/>
    </style:style>
    <style:style style:name="P117" style:family="paragraph" style:parent-style-name="Table_20_Contents">
      <style:text-properties fo:language="en" fo:country="GB" officeooo:paragraph-rsid="001e47cb"/>
    </style:style>
    <style:style style:name="P118" style:family="paragraph" style:parent-style-name="Table_20_Contents">
      <style:text-properties fo:language="en" fo:country="GB" officeooo:paragraph-rsid="0024cfc9"/>
    </style:style>
    <style:style style:name="P119" style:family="paragraph" style:parent-style-name="Table_20_Contents">
      <style:text-properties fo:language="en" fo:country="GB" officeooo:paragraph-rsid="0027e201"/>
    </style:style>
    <style:style style:name="P120" style:family="paragraph" style:parent-style-name="Table_20_Contents">
      <style:text-properties fo:language="en" fo:country="GB" officeooo:paragraph-rsid="002baf22"/>
    </style:style>
    <style:style style:name="P121" style:family="paragraph" style:parent-style-name="Table_20_Contents">
      <style:text-properties fo:language="en" fo:country="GB" officeooo:paragraph-rsid="002c0e22"/>
    </style:style>
    <style:style style:name="P122" style:family="paragraph" style:parent-style-name="Table_20_Contents">
      <style:paragraph-properties fo:line-height="100%" fo:text-align="center" style:justify-single-word="false"/>
      <style:text-properties fo:language="en" fo:country="GB" officeooo:paragraph-rsid="0027e201"/>
    </style:style>
    <style:style style:name="P123" style:family="paragraph" style:parent-style-name="Table_20_Paragraph">
      <style:paragraph-properties fo:orphans="0" fo:widows="0"/>
      <style:text-properties style:font-name="Times New Roman" fo:font-size="12pt" officeooo:paragraph-rsid="003821b3" style:font-size-asian="12pt"/>
    </style:style>
    <style:style style:name="P124" style:family="paragraph" style:parent-style-name="Table_20_Paragraph">
      <style:paragraph-properties fo:orphans="0" fo:widows="0"/>
      <style:text-properties style:font-name="Times New Roman" fo:font-size="12pt" officeooo:rsid="003821b3" officeooo:paragraph-rsid="003821b3" style:font-size-asian="12pt"/>
    </style:style>
    <style:style style:name="P125" style:family="paragraph" style:parent-style-name="Table_20_Paragraph">
      <style:paragraph-properties fo:text-align="center" style:justify-single-word="false" fo:orphans="0" fo:widows="0"/>
      <style:text-properties style:font-name="Times New Roman" fo:font-size="12pt" officeooo:rsid="003821b3" officeooo:paragraph-rsid="003821b3" style:font-size-asian="12pt"/>
    </style:style>
    <style:style style:name="P126" style:family="paragraph" style:parent-style-name="Table_20_Paragraph">
      <style:paragraph-properties fo:text-align="center" style:justify-single-word="false" fo:orphans="0" fo:widows="0"/>
      <style:text-properties style:font-name="Times New Roman" fo:font-size="12pt" officeooo:paragraph-rsid="003821b3" style:font-size-asian="12pt"/>
    </style:style>
    <style:style style:name="P127" style:family="paragraph" style:parent-style-name="Table_20_Paragraph">
      <style:paragraph-properties fo:orphans="0" fo:widows="0"/>
      <style:text-properties style:font-name="Times New Roman" fo:font-size="11pt" officeooo:paragraph-rsid="003821b3" style:font-size-asian="11pt"/>
    </style:style>
    <style:style style:name="P128" style:family="paragraph" style:parent-style-name="Table_20_Paragraph">
      <style:paragraph-properties fo:margin-left="1.138cm" fo:margin-right="0.582cm" fo:line-height="0.445cm" fo:orphans="0" fo:widows="0" fo:text-indent="-0.51cm" style:auto-text-indent="false"/>
      <style:text-properties officeooo:paragraph-rsid="003821b3"/>
    </style:style>
    <style:style style:name="P129" style:family="paragraph" style:parent-style-name="Table_20_Paragraph">
      <style:paragraph-properties fo:margin-left="1.286cm" fo:margin-right="0.623cm" fo:line-height="0.445cm" fo:orphans="0" fo:widows="0" fo:text-indent="-0.614cm" style:auto-text-indent="false"/>
      <style:text-properties officeooo:paragraph-rsid="003821b3"/>
    </style:style>
    <style:style style:name="P130" style:family="paragraph" style:parent-style-name="Table_20_Paragraph">
      <style:paragraph-properties fo:margin-left="0.91cm" fo:margin-right="0.471cm" fo:line-height="0.445cm" fo:orphans="0" fo:widows="0" fo:text-indent="-0.39cm" style:auto-text-indent="false"/>
      <style:text-properties officeooo:paragraph-rsid="003821b3"/>
    </style:style>
    <style:style style:name="P131" style:family="paragraph" style:parent-style-name="Table_20_Paragraph">
      <style:paragraph-properties fo:margin-left="0.878cm" fo:margin-right="0.48cm" fo:line-height="0.445cm" fo:orphans="0" fo:widows="0" fo:text-indent="-0.36cm" style:auto-text-indent="false"/>
      <style:text-properties officeooo:paragraph-rsid="003821b3"/>
    </style:style>
    <style:style style:name="P132" style:family="paragraph" style:parent-style-name="Table_20_Paragraph">
      <style:paragraph-properties fo:margin-left="0.496cm" fo:margin-right="0.443cm" fo:line-height="0.445cm" fo:orphans="0" fo:widows="0" fo:text-indent="0.042cm" style:auto-text-indent="false"/>
      <style:text-properties officeooo:paragraph-rsid="003821b3"/>
    </style:style>
    <style:style style:name="P133" style:family="paragraph" style:parent-style-name="Table_20_Paragraph">
      <style:paragraph-properties fo:margin-left="0.152cm" fo:margin-right="0.141cm" fo:line-height="0.441cm" fo:text-align="center" style:justify-single-word="false" fo:orphans="0" fo:widows="0" fo:text-indent="0cm" style:auto-text-indent="false"/>
      <style:text-properties fo:font-size="11pt" officeooo:paragraph-rsid="003821b3" style:font-size-asian="11pt"/>
    </style:style>
    <style:style style:name="P134" style:family="paragraph" style:parent-style-name="Table_20_Paragraph">
      <style:paragraph-properties fo:margin-left="0.152cm" fo:margin-right="0.141cm" fo:text-align="center" style:justify-single-word="false" fo:orphans="0" fo:widows="0" fo:text-indent="0cm" style:auto-text-indent="false"/>
      <style:text-properties fo:font-size="11pt" officeooo:paragraph-rsid="003821b3" style:font-size-asian="11pt"/>
    </style:style>
    <style:style style:name="P135" style:family="paragraph" style:parent-style-name="Table_20_Paragraph">
      <style:paragraph-properties fo:margin-left="0.189cm" fo:margin-right="0cm" fo:line-height="0.561cm" fo:orphans="0" fo:widows="0" fo:text-indent="0cm" style:auto-text-indent="false"/>
      <style:text-properties style:font-name="Arial" fo:font-size="14pt" fo:font-weight="bold" officeooo:paragraph-rsid="003821b3" style:font-size-asian="14pt" style:font-weight-asian="bold"/>
    </style:style>
    <style:style style:name="P136" style:family="paragraph" style:parent-style-name="Table_20_Paragraph">
      <style:paragraph-properties fo:margin-left="0.189cm" fo:margin-right="0cm" fo:line-height="0.526cm" fo:orphans="0" fo:widows="0" fo:text-indent="0cm" style:auto-text-indent="false"/>
      <style:text-properties style:font-name="Arial" fo:font-size="14pt" fo:font-weight="bold" officeooo:paragraph-rsid="003821b3" style:font-size-asian="14pt" style:font-weight-asian="bold"/>
    </style:style>
    <style:style style:name="P137" style:family="paragraph" style:parent-style-name="Table_20_Paragraph">
      <style:paragraph-properties fo:margin-left="0.189cm" fo:margin-right="0cm" fo:line-height="0.531cm" fo:orphans="0" fo:widows="0" fo:text-indent="0cm" style:auto-text-indent="false"/>
      <style:text-properties style:font-name="Arial" fo:font-size="14pt" fo:font-weight="bold" officeooo:paragraph-rsid="003821b3" style:font-size-asian="14pt" style:font-weight-asian="bold"/>
    </style:style>
    <style:style style:name="P138" style:family="paragraph" style:parent-style-name="Table_20_Paragraph">
      <style:paragraph-properties fo:margin-left="0.189cm" fo:margin-right="0cm" fo:line-height="0.478cm" fo:orphans="0" fo:widows="0" fo:text-indent="0cm" style:auto-text-indent="false"/>
      <style:text-properties fo:font-size="12pt" officeooo:paragraph-rsid="003821b3" style:font-size-asian="12pt"/>
    </style:style>
    <style:style style:name="P139" style:family="paragraph" style:parent-style-name="Table_20_Paragraph">
      <style:paragraph-properties fo:margin-left="0.189cm" fo:margin-right="0cm" fo:line-height="0.429cm" fo:orphans="0" fo:widows="0" fo:text-indent="0cm" style:auto-text-indent="false"/>
      <style:text-properties fo:font-size="12pt" officeooo:paragraph-rsid="003821b3" style:font-size-asian="12pt"/>
    </style:style>
    <style:style style:name="P140" style:family="paragraph" style:parent-style-name="Table_20_Paragraph">
      <style:paragraph-properties fo:margin-left="0.189cm" fo:margin-right="0cm" fo:line-height="0.483cm" fo:orphans="0" fo:widows="0" fo:text-indent="0cm" style:auto-text-indent="false"/>
      <style:text-properties fo:font-size="12pt" officeooo:paragraph-rsid="003821b3" style:font-size-asian="12pt"/>
    </style:style>
    <style:style style:name="P141" style:family="paragraph" style:parent-style-name="Table_20_Paragraph">
      <style:paragraph-properties fo:margin-left="0.189cm" fo:margin-right="0cm" fo:line-height="0.48cm" fo:orphans="0" fo:widows="0" fo:text-indent="0cm" style:auto-text-indent="false"/>
      <style:text-properties fo:font-size="12pt" officeooo:paragraph-rsid="003821b3" style:font-size-asian="12pt"/>
    </style:style>
    <style:style style:name="P142" style:family="paragraph" style:parent-style-name="Table_20_Paragraph">
      <style:paragraph-properties fo:margin-left="0.189cm" fo:margin-right="0cm" fo:line-height="0.561cm" fo:orphans="0" fo:widows="0" fo:text-indent="0cm" style:auto-text-indent="false"/>
      <style:text-properties fo:font-size="14pt" officeooo:paragraph-rsid="003821b3" style:font-size-asian="14pt"/>
    </style:style>
    <style:style style:name="P143" style:family="paragraph" style:parent-style-name="Table_20_Paragraph" style:list-style-name="WWNum1">
      <style:paragraph-properties fo:margin-left="1.461cm" fo:margin-right="0cm" fo:margin-top="0cm" fo:margin-bottom="0cm" style:contextual-spacing="false" fo:line-height="0.517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44" style:family="paragraph" style:parent-style-name="Table_20_Paragraph" style:list-style-name="WWNum5">
      <style:paragraph-properties fo:margin-left="1.461cm" fo:margin-right="0cm" fo:margin-top="0cm" fo:margin-bottom="0cm" style:contextual-spacing="false" fo:line-height="0.517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45" style:family="paragraph" style:parent-style-name="Table_20_Paragraph" style:list-style-name="WWNum8">
      <style:paragraph-properties fo:margin-left="1.461cm" fo:margin-right="0cm" fo:margin-top="0cm" fo:margin-bottom="0cm" style:contextual-spacing="false" fo:line-height="0.517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46" style:family="paragraph" style:parent-style-name="Table_20_Paragraph" style:list-style-name="WWNum2">
      <style:paragraph-properties fo:margin-left="1.461cm" fo:margin-right="0cm" fo:margin-top="0cm" fo:margin-bottom="0cm" style:contextual-spacing="false" fo:line-height="0.464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47" style:family="paragraph" style:parent-style-name="Table_20_Paragraph" style:list-style-name="WWNum3">
      <style:paragraph-properties fo:margin-left="1.461cm" fo:margin-right="0cm" fo:margin-top="0cm" fo:margin-bottom="0cm" style:contextual-spacing="false" fo:line-height="0.462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48" style:family="paragraph" style:parent-style-name="Table_20_Paragraph" style:list-style-name="WWNum4">
      <style:paragraph-properties fo:margin-left="1.461cm" fo:margin-right="0cm" fo:margin-top="0cm" fo:margin-bottom="0cm" style:contextual-spacing="false" fo:line-height="0.508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49" style:family="paragraph" style:parent-style-name="Table_20_Paragraph" style:list-style-name="WWNum6">
      <style:paragraph-properties fo:margin-left="1.461cm" fo:margin-right="0cm" fo:margin-top="0cm" fo:margin-bottom="0cm" style:contextual-spacing="false" fo:line-height="0.513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50" style:family="paragraph" style:parent-style-name="Table_20_Paragraph" style:list-style-name="WWNum6">
      <style:paragraph-properties fo:margin-left="1.461cm" fo:margin-right="0cm" fo:margin-top="0cm" fo:margin-bottom="0cm" style:contextual-spacing="false" fo:line-height="0.515cm" fo:text-align="start" style:justify-single-word="false" fo:orphans="0" fo:widows="0" fo:text-indent="-0.639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51" style:family="paragraph" style:parent-style-name="Table_20_Paragraph" style:list-style-name="WWNum1">
      <style:paragraph-properties fo:margin-left="1.461cm" fo:margin-right="1.356cm" fo:margin-top="0cm" fo:margin-bottom="0cm" style:contextual-spacing="false" fo:line-height="100%" fo:text-align="start" style:justify-single-word="false" fo:orphans="0" fo:widows="0" fo:text-indent="-0.637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52" style:family="paragraph" style:parent-style-name="Table_20_Paragraph" style:list-style-name="WWNum6">
      <style:paragraph-properties fo:margin-left="1.461cm" fo:margin-right="1.334cm" fo:margin-top="0cm" fo:margin-bottom="0cm" style:contextual-spacing="false" fo:line-height="100%" fo:text-align="start" style:justify-single-word="false" fo:orphans="0" fo:widows="0" fo:text-indent="-0.637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53" style:family="paragraph" style:parent-style-name="Table_20_Paragraph" style:list-style-name="WWNum7">
      <style:paragraph-properties fo:margin-left="1.461cm" fo:margin-right="1.048cm" fo:margin-top="0cm" fo:margin-bottom="0cm" style:contextual-spacing="false" fo:line-height="100%" fo:text-align="start" style:justify-single-word="false" fo:orphans="0" fo:widows="0" fo:text-indent="-0.637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54" style:family="paragraph" style:parent-style-name="Table_20_Paragraph" style:list-style-name="WWNum8">
      <style:paragraph-properties fo:margin-left="1.461cm" fo:margin-right="0.628cm" fo:margin-top="0.007cm" fo:margin-bottom="0cm" style:contextual-spacing="false" fo:line-height="98%" fo:text-align="start" style:justify-single-word="false" fo:orphans="0" fo:widows="0" fo:text-indent="-0.637cm" style:auto-text-indent="false">
        <style:tab-stops>
          <style:tab-stop style:position="1.461cm"/>
          <style:tab-stop style:position="1.462cm"/>
        </style:tab-stops>
      </style:paragraph-properties>
      <style:text-properties fo:font-size="12pt" officeooo:paragraph-rsid="003821b3" style:font-size-asian="12pt"/>
    </style:style>
    <style:style style:name="P155" style:family="paragraph" style:parent-style-name="Table_20_Paragraph">
      <style:paragraph-properties fo:margin-left="1.461cm" fo:margin-right="0cm" fo:margin-top="0.004cm" fo:margin-bottom="0cm" style:contextual-spacing="false" fo:orphans="0" fo:widows="0" fo:text-indent="0cm" style:auto-text-indent="false"/>
      <style:text-properties fo:font-size="12pt" officeooo:paragraph-rsid="003821b3" style:font-size-asian="12pt"/>
    </style:style>
    <style:style style:name="P156" style:family="paragraph" style:parent-style-name="Table_20_Paragraph">
      <style:paragraph-properties fo:margin-left="0.191cm" fo:margin-right="0cm" fo:line-height="0.561cm" fo:orphans="0" fo:widows="0" fo:text-indent="0cm" style:auto-text-indent="false"/>
      <style:text-properties fo:font-size="14pt" officeooo:paragraph-rsid="003821b3" style:font-size-asian="14pt"/>
    </style:style>
    <style:style style:name="P157" style:family="paragraph" style:parent-style-name="Table_20_Paragraph">
      <style:paragraph-properties fo:margin-left="0.254cm" fo:margin-right="0cm" fo:line-height="0.561cm" fo:orphans="0" fo:widows="0" fo:text-indent="0cm" style:auto-text-indent="false"/>
      <style:text-properties fo:font-size="14pt" officeooo:paragraph-rsid="003821b3" style:font-size-asian="14pt"/>
    </style:style>
    <style:style style:name="P158" style:family="paragraph" style:parent-style-name="Table_20_Paragraph">
      <style:paragraph-properties fo:margin-left="0.187cm" fo:margin-right="0cm" fo:line-height="0.561cm" fo:orphans="0" fo:widows="0" fo:text-indent="0cm" style:auto-text-indent="false"/>
      <style:text-properties fo:font-size="14pt" officeooo:paragraph-rsid="003821b3" style:font-size-asian="14pt"/>
    </style:style>
    <style:style style:name="P159" style:family="paragraph" style:parent-style-name="Table_20_Paragraph">
      <style:paragraph-properties fo:margin-top="0.012cm" fo:margin-bottom="0cm" style:contextual-spacing="false" fo:orphans="0" fo:widows="0"/>
      <style:text-properties fo:font-size="13.5pt" officeooo:paragraph-rsid="003821b3" style:font-size-asian="13.5pt"/>
    </style:style>
    <style:style style:name="P160" style:family="paragraph" style:parent-style-name="Table_20_Paragraph">
      <style:paragraph-properties fo:margin-left="1.452cm" fo:margin-right="0cm" fo:margin-top="0.002cm" fo:margin-bottom="0cm" style:contextual-spacing="false" fo:line-height="0.538cm" fo:orphans="0" fo:widows="0" fo:text-indent="0cm" style:auto-text-indent="false"/>
      <style:text-properties style:font-name="Arial" fo:font-size="14pt" fo:font-weight="bold" officeooo:paragraph-rsid="003821b3" style:font-size-asian="14pt" style:font-weight-asian="bold"/>
    </style:style>
    <style:style style:name="P161" style:family="paragraph" style:parent-style-name="Table_20_Paragraph">
      <style:paragraph-properties fo:margin-left="0.261cm" fo:margin-right="0cm" fo:margin-top="0.002cm" fo:margin-bottom="0cm" style:contextual-spacing="false" fo:line-height="0.538cm" fo:orphans="0" fo:widows="0" fo:text-indent="0cm" style:auto-text-indent="false"/>
      <style:text-properties style:font-name="Arial" fo:font-size="14pt" fo:font-weight="bold" officeooo:paragraph-rsid="003821b3" style:font-size-asian="14pt" style:font-weight-asian="bold"/>
    </style:style>
    <style:style style:name="P162" style:family="paragraph" style:parent-style-name="Table_20_Paragraph">
      <style:paragraph-properties fo:margin-left="1.45cm" fo:margin-right="0cm" fo:margin-top="0.002cm" fo:margin-bottom="0cm" style:contextual-spacing="false" fo:line-height="0.538cm" fo:orphans="0" fo:widows="0" fo:text-indent="0cm" style:auto-text-indent="false"/>
      <style:text-properties style:font-name="Arial" fo:font-size="14pt" fo:font-weight="bold" officeooo:paragraph-rsid="003821b3" style:font-size-asian="14pt" style:font-weight-asian="bold"/>
    </style:style>
    <style:style style:name="P163" style:family="paragraph" style:parent-style-name="Text_20_body">
      <style:text-properties style:font-name="High Tower Text" fo:font-size="16pt" fo:language="en" fo:country="GB" officeooo:rsid="003720c7" officeooo:paragraph-rsid="003720c7" fo:background-color="#bf819e" style:font-size-asian="14pt" style:font-size-complex="16pt"/>
    </style:style>
    <style:style style:name="P164" style:family="paragraph" style:parent-style-name="Text_20_body">
      <style:text-properties style:font-name="High Tower Text" fo:font-size="16pt" fo:language="en" fo:country="GB" officeooo:rsid="003720c7" officeooo:paragraph-rsid="003720c7" fo:background-color="#afd095" style:font-size-asian="14pt" style:font-size-complex="16pt"/>
    </style:style>
    <style:style style:name="P165" style:family="paragraph" style:parent-style-name="Text_20_body">
      <style:text-properties style:font-name="High Tower Text" fo:font-size="16pt" fo:language="en" fo:country="GB" officeooo:rsid="003720c7" officeooo:paragraph-rsid="003720c7" fo:background-color="#ffb66c" style:font-size-asian="14pt" style:font-size-complex="16pt"/>
    </style:style>
    <style:style style:name="P166" style:family="paragraph" style:parent-style-name="Text_20_body">
      <style:text-properties style:font-name="High Tower Text" fo:font-size="16pt" fo:language="en" fo:country="GB" officeooo:rsid="003720c7" officeooo:paragraph-rsid="003720c7" fo:background-color="#ffa6a6" style:font-size-asian="14pt" style:font-size-complex="16pt"/>
    </style:style>
    <style:style style:name="P167" style:family="paragraph" style:parent-style-name="Text_20_body">
      <style:text-properties fo:font-size="16pt" fo:language="en" fo:country="GB" style:font-size-asian="14pt" style:font-size-complex="16pt"/>
    </style:style>
    <style:style style:name="P168" style:family="paragraph" style:parent-style-name="Text_20_body">
      <style:text-properties fo:language="en" fo:country="GB"/>
    </style:style>
    <style:style style:name="P169" style:family="paragraph" style:parent-style-name="Text_20_body">
      <style:text-properties fo:language="en" fo:country="GB" officeooo:paragraph-rsid="001b8031"/>
    </style:style>
    <style:style style:name="P170" style:family="paragraph" style:parent-style-name="Text_20_body">
      <style:text-properties fo:language="en" fo:country="GB" officeooo:paragraph-rsid="001c28e3"/>
    </style:style>
    <style:style style:name="P171" style:family="paragraph" style:parent-style-name="Text_20_body">
      <style:text-properties fo:language="en" fo:country="GB" officeooo:paragraph-rsid="0027e201"/>
    </style:style>
    <style:style style:name="P172" style:family="paragraph" style:parent-style-name="Text_20_body">
      <style:text-properties fo:language="en" fo:country="GB" officeooo:paragraph-rsid="002baf22"/>
    </style:style>
    <style:style style:name="P173" style:family="paragraph" style:parent-style-name="Text_20_body">
      <style:text-properties fo:language="en" fo:country="GB" officeooo:paragraph-rsid="002c0e22"/>
    </style:style>
    <style:style style:name="P174" style:family="paragraph" style:parent-style-name="Text_20_body">
      <style:text-properties fo:font-size="15pt" style:text-underline-style="none" officeooo:paragraph-rsid="003821b3" style:font-size-asian="15pt"/>
    </style:style>
    <style:style style:name="P175" style:family="paragraph" style:parent-style-name="Text_20_body">
      <style:paragraph-properties fo:margin-top="0.007cm" fo:margin-bottom="0cm" style:contextual-spacing="false"/>
      <style:text-properties fo:language="en" fo:country="GB" officeooo:paragraph-rsid="003821b3"/>
    </style:style>
    <style:style style:name="P176" style:family="paragraph" style:parent-style-name="Text_20_body" style:master-page-name="Converted1">
      <style:paragraph-properties fo:margin-left="0.176cm" fo:margin-right="0cm" fo:margin-top="0.132cm" fo:margin-bottom="0cm" style:contextual-spacing="false" fo:text-indent="0cm" style:auto-text-indent="false" style:page-number="auto" fo:break-before="page"/>
      <style:text-properties officeooo:paragraph-rsid="003821b3"/>
    </style:style>
    <style:style style:name="P177" style:family="paragraph" style:parent-style-name="Text_20_body">
      <style:paragraph-properties fo:margin-left="0.176cm" fo:margin-right="0cm" fo:margin-top="0.326cm" fo:margin-bottom="0cm" style:contextual-spacing="false" fo:text-indent="0cm" style:auto-text-indent="false"/>
      <style:text-properties officeooo:paragraph-rsid="003821b3"/>
    </style:style>
    <style:style style:name="P178" style:family="paragraph" style:parent-style-name="Text_20_body">
      <style:paragraph-properties fo:margin-top="0.014cm" fo:margin-bottom="0.002cm" style:contextual-spacing="false"/>
      <style:text-properties fo:font-size="8pt" style:text-underline-style="none" officeooo:paragraph-rsid="003821b3" style:font-size-asian="8pt"/>
    </style:style>
    <style:style style:name="P179" style:family="paragraph" style:parent-style-name="Text_20_body">
      <style:paragraph-properties fo:margin-top="0.005cm" fo:margin-bottom="0cm" style:contextual-spacing="false"/>
      <style:text-properties fo:font-size="8pt" style:text-underline-style="none" officeooo:paragraph-rsid="003821b3" style:font-size-asian="8pt"/>
    </style:style>
    <style:style style:name="P180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1" style:family="paragraph">
      <loext:graphic-properties draw:fill="none" draw:fill-color="#ffffff"/>
      <style:text-properties style:font-name="High Tower Tex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officeooo:rsid="00153b21"/>
    </style:style>
    <style:style style:name="T2" style:family="text">
      <style:text-properties fo:font-size="32.2000007629395pt" style:font-size-asian="18.2000007629395pt" style:font-size-complex="18.2000007629395pt"/>
    </style:style>
    <style:style style:name="T3" style:family="text">
      <style:text-properties officeooo:rsid="00163739"/>
    </style:style>
    <style:style style:name="T4" style:family="text">
      <style:text-properties style:font-name="High Tower Text"/>
    </style:style>
    <style:style style:name="T5" style:family="text">
      <style:text-properties style:font-name="High Tower Text" fo:font-size="18pt" officeooo:rsid="0016acb2" style:font-size-asian="18pt" style:font-size-complex="18pt"/>
    </style:style>
    <style:style style:name="T6" style:family="text">
      <style:text-properties style:font-name="High Tower Text" fo:font-size="18pt" officeooo:rsid="001b8031" style:font-size-asian="18pt" style:font-size-complex="18pt"/>
    </style:style>
    <style:style style:name="T7" style:family="text">
      <style:text-properties style:font-name="High Tower Text" fo:font-size="18pt" officeooo:rsid="001c28e3" style:font-size-asian="18pt" style:font-size-complex="18pt"/>
    </style:style>
    <style:style style:name="T8" style:family="text">
      <style:text-properties style:font-name="High Tower Text" fo:font-size="18pt" officeooo:rsid="001e47cb" style:font-size-asian="18pt" style:font-size-complex="18pt"/>
    </style:style>
    <style:style style:name="T9" style:family="text">
      <style:text-properties style:font-name="High Tower Text" fo:font-size="18pt" officeooo:rsid="0024cfc9" style:font-size-asian="18pt" style:font-size-complex="18pt"/>
    </style:style>
    <style:style style:name="T10" style:family="text">
      <style:text-properties style:font-name="High Tower Text" fo:font-size="18pt" officeooo:rsid="0027e201" style:font-size-asian="18pt" style:font-size-complex="18pt"/>
    </style:style>
    <style:style style:name="T11" style:family="text">
      <style:text-properties style:font-name="High Tower Text" fo:font-size="18pt" officeooo:rsid="002dfa48" style:font-size-asian="18pt" style:font-size-complex="18pt"/>
    </style:style>
    <style:style style:name="T12" style:family="text">
      <style:text-properties style:font-name="High Tower Text" fo:font-size="18pt" officeooo:rsid="002ed98f" style:font-size-asian="18pt" style:font-size-complex="18pt"/>
    </style:style>
    <style:style style:name="T13" style:family="text">
      <style:text-properties style:font-name="High Tower Text" fo:font-size="18pt" officeooo:rsid="0031677f" style:font-size-asian="18pt" style:font-size-complex="18pt"/>
    </style:style>
    <style:style style:name="T14" style:family="text">
      <style:text-properties style:font-name="High Tower Text" fo:font-size="18pt" fo:language="en" fo:country="GB" officeooo:rsid="0016acb2" style:font-size-asian="18pt" style:font-size-complex="18pt"/>
    </style:style>
    <style:style style:name="T15" style:family="text">
      <style:text-properties style:font-name="High Tower Text" fo:font-size="18pt" fo:language="en" fo:country="GB" officeooo:rsid="001c28e3" style:font-size-asian="18pt" style:font-size-complex="18pt"/>
    </style:style>
    <style:style style:name="T16" style:family="text">
      <style:text-properties style:font-name="High Tower Text" fo:font-size="18pt" fo:language="en" fo:country="GB" officeooo:rsid="002dfa48" style:font-size-asian="18pt" style:font-size-complex="18pt"/>
    </style:style>
    <style:style style:name="T17" style:family="text">
      <style:text-properties style:font-name="High Tower Text" fo:font-size="18pt" fo:language="en" fo:country="GB" officeooo:rsid="0031677f" style:font-size-asian="18pt" style:font-size-complex="18pt"/>
    </style:style>
    <style:style style:name="T18" style:family="text">
      <style:text-properties style:font-name="High Tower Text" fo:font-size="18pt" fo:font-style="italic" fo:font-weight="bold" officeooo:rsid="002fec45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style:font-name="High Tower Text" officeooo:rsid="003821b3"/>
    </style:style>
    <style:style style:name="T20" style:family="text">
      <style:text-properties style:font-name="High Tower Text" fo:font-size="13pt" officeooo:rsid="00164034" style:font-size-asian="13pt" style:font-size-complex="13pt"/>
    </style:style>
    <style:style style:name="T21" style:family="text">
      <style:text-properties style:font-name="High Tower Text" fo:font-size="13pt" officeooo:rsid="003821b3" style:font-size-asian="13pt" style:font-size-complex="13pt"/>
    </style:style>
    <style:style style:name="T22" style:family="text">
      <style:text-properties officeooo:rsid="00177d3b"/>
    </style:style>
    <style:style style:name="T23" style:family="text">
      <style:text-properties officeooo:rsid="001afccf"/>
    </style:style>
    <style:style style:name="T24" style:family="text">
      <style:text-properties fo:language="en" fo:country="GB"/>
    </style:style>
    <style:style style:name="T25" style:family="text">
      <style:text-properties officeooo:rsid="001b8031"/>
    </style:style>
    <style:style style:name="T26" style:family="text">
      <style:text-properties officeooo:rsid="001c28e3"/>
    </style:style>
    <style:style style:name="T27" style:family="text">
      <style:text-properties officeooo:rsid="001c7f60"/>
    </style:style>
    <style:style style:name="T28" style:family="text">
      <style:text-properties officeooo:rsid="001e47cb"/>
    </style:style>
    <style:style style:name="T29" style:family="text">
      <style:text-properties officeooo:rsid="001fe64e"/>
    </style:style>
    <style:style style:name="T30" style:family="text">
      <style:text-properties officeooo:rsid="0021a1bb"/>
    </style:style>
    <style:style style:name="T31" style:family="text">
      <style:text-properties officeooo:rsid="0022157c"/>
    </style:style>
    <style:style style:name="T32" style:family="text">
      <style:text-properties officeooo:rsid="00227110"/>
    </style:style>
    <style:style style:name="T33" style:family="text">
      <style:text-properties officeooo:rsid="00242a15"/>
    </style:style>
    <style:style style:name="T34" style:family="text">
      <style:text-properties officeooo:rsid="0024cfc9"/>
    </style:style>
    <style:style style:name="T35" style:family="text">
      <style:text-properties officeooo:rsid="002696f6"/>
    </style:style>
    <style:style style:name="T36" style:family="text">
      <style:text-properties officeooo:rsid="002dfa48"/>
    </style:style>
    <style:style style:name="T37" style:family="text">
      <style:text-properties officeooo:rsid="002ed98f"/>
    </style:style>
    <style:style style:name="T38" style:family="text">
      <style:text-properties officeooo:rsid="002fae81"/>
    </style:style>
    <style:style style:name="T39" style:family="text">
      <style:text-properties officeooo:rsid="002fec45"/>
    </style:style>
    <style:style style:name="T40" style:family="text">
      <style:text-properties officeooo:rsid="00306003"/>
    </style:style>
    <style:style style:name="T41" style:family="text">
      <style:text-properties officeooo:rsid="00330771"/>
    </style:style>
    <style:style style:name="T42" style:family="text">
      <style:text-properties officeooo:rsid="0034086b"/>
    </style:style>
    <style:style style:name="T43" style:family="text">
      <style:text-properties fo:font-size="11pt" style:font-size-asian="11pt"/>
    </style:style>
    <style:style style:name="T44" style:family="text">
      <style:text-properties fo:font-size="11pt" fo:letter-spacing="-0.104cm" style:font-size-asian="11pt"/>
    </style:style>
    <style:style style:name="T45" style:family="text">
      <style:text-properties style:text-underline-style="none"/>
    </style:style>
    <style:style style:name="T46" style:family="text">
      <style:text-properties officeooo:rsid="003720c7"/>
    </style:style>
    <style:style style:name="T47" style:family="text">
      <style:text-properties fo:background-color="#bf819e" loext:char-shading-value="0"/>
    </style:style>
    <style:style style:name="T48" style:family="text">
      <style:text-properties fo:background-color="#bf819e" loext:char-shading-value="0"/>
    </style:style>
    <style:style style:name="T49" style:family="text">
      <style:text-properties fo:background-color="#afd095" loext:char-shading-value="0"/>
    </style:style>
    <style:style style:name="T50" style:family="text">
      <style:text-properties fo:background-color="#afd095" loext:char-shading-value="0"/>
    </style:style>
    <style:style style:name="T51" style:family="text">
      <style:text-properties officeooo:rsid="002ed98f" fo:background-color="#afd095" loext:char-shading-value="0"/>
    </style:style>
    <style:style style:name="T52" style:family="text">
      <style:text-properties officeooo:rsid="002ed98f" fo:background-color="#afd095" loext:char-shading-value="0"/>
    </style:style>
    <style:style style:name="T53" style:family="text">
      <style:text-properties fo:font-size="24.2000007629395pt" style:font-size-asian="24.2000007629395pt" style:font-size-complex="24.2000007629395pt"/>
    </style:style>
    <style:style style:name="T54" style:family="text">
      <style:text-properties fo:background-color="#ffa6a6" loext:char-shading-value="0"/>
    </style:style>
    <style:style style:name="T55" style:family="text">
      <style:text-properties fo:background-color="#ffa6a6" loext:char-shading-value="0"/>
    </style:style>
    <style:style style:name="T56" style:family="text">
      <style:text-properties fo:background-color="#ffb66c" loext:char-shading-value="0"/>
    </style:style>
    <style:style style:name="T57" style:family="text">
      <style:text-properties fo:background-color="#ffb66c" loext:char-shading-value="0"/>
    </style:style>
    <style:style style:name="T58" style:family="text">
      <style:text-properties officeooo:rsid="0037f050"/>
    </style:style>
    <style:style style:name="T59" style:family="text">
      <style:text-properties style:text-underline-style="solid" style:text-underline-width="bold" style:text-underline-color="font-color"/>
    </style:style>
    <style:style style:name="T60" style:family="text">
      <style:text-properties fo:letter-spacing="0.009cm" style:text-underline-style="solid" style:text-underline-width="bold" style:text-underline-color="font-color"/>
    </style:style>
    <style:style style:name="T61" style:family="text">
      <style:text-properties fo:letter-spacing="0.011cm" style:text-underline-style="solid" style:text-underline-width="bold" style:text-underline-color="font-color"/>
    </style:style>
    <style:style style:name="T62" style:family="text">
      <style:text-properties fo:letter-spacing="0.014cm" style:text-underline-style="none"/>
    </style:style>
    <style:style style:name="T63" style:family="text">
      <style:text-properties fo:letter-spacing="0.012cm" style:text-underline-style="none"/>
    </style:style>
    <style:style style:name="T64" style:family="text">
      <style:text-properties fo:letter-spacing="0.012cm" style:text-underline-style="none" officeooo:rsid="003957df"/>
    </style:style>
    <style:style style:name="T65" style:family="text">
      <style:text-properties fo:letter-spacing="-0.002cm"/>
    </style:style>
    <style:style style:name="T66" style:family="text">
      <style:text-properties fo:letter-spacing="-0.002cm" style:text-underline-style="solid" style:text-underline-width="bold" style:text-underline-color="font-color"/>
    </style:style>
    <style:style style:name="T67" style:family="text">
      <style:text-properties fo:letter-spacing="-0.004cm"/>
    </style:style>
    <style:style style:name="T68" style:family="text">
      <style:text-properties fo:letter-spacing="-0.004cm" style:text-underline-style="solid" style:text-underline-width="bold" style:text-underline-color="font-color"/>
    </style:style>
    <style:style style:name="T69" style:family="text">
      <style:text-properties fo:letter-spacing="-0.007cm"/>
    </style:style>
    <style:style style:name="T70" style:family="text">
      <style:text-properties fo:letter-spacing="-0.007cm" style:text-underline-style="solid" style:text-underline-width="bold" style:text-underline-color="font-color"/>
    </style:style>
    <style:style style:name="T71" style:family="text">
      <style:text-properties fo:font-size="12pt" style:font-size-asian="12pt"/>
    </style:style>
    <style:style style:name="T72" style:family="text">
      <style:text-properties fo:font-size="12pt" fo:letter-spacing="-0.005cm" style:font-size-asian="12pt"/>
    </style:style>
    <style:style style:name="T73" style:family="text">
      <style:text-properties fo:font-size="12pt" fo:letter-spacing="-0.009cm" style:font-size-asian="12pt"/>
    </style:style>
    <style:style style:name="T74" style:family="text">
      <style:text-properties fo:font-size="12pt" fo:letter-spacing="-0.002cm" style:font-size-asian="12pt"/>
    </style:style>
    <style:style style:name="T75" style:family="text">
      <style:text-properties fo:letter-spacing="0.002cm"/>
    </style:style>
    <style:style style:name="T76" style:family="text">
      <style:text-properties fo:letter-spacing="-0.005cm"/>
    </style:style>
    <style:style style:name="T77" style:family="text">
      <style:text-properties fo:letter-spacing="-0.113cm"/>
    </style:style>
    <style:style style:name="T78" style:family="text">
      <style:text-properties fo:letter-spacing="-0.009cm"/>
    </style:style>
    <style:style style:name="T79" style:family="text">
      <style:text-properties fo:letter-spacing="-0.115cm"/>
    </style:style>
    <style:style style:name="T80" style:family="text">
      <style:text-properties officeooo:rsid="003821b3"/>
    </style:style>
    <style:style style:name="T81" style:family="text">
      <style:text-properties style:font-name="High Tower Text" fo:font-size="44pt" fo:font-style="italic" style:text-underline-style="solid" style:text-underline-width="auto" style:text-underline-color="font-color" fo:font-weight="bold" style:font-size-asian="36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094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p text:style-name="P56"/>
      <text:p text:style-name="P167"><draw:frame text:anchor-type="paragraph" draw:z-index="0" draw:name="Forme1" draw:style-name="gr1" draw:text-style-name="P181" svg:width="14.138cm" svg:height="2.095cm" svg:x="1.217cm" svg:y="4.263cm"><draw:text-box><text:p text:style-name="P180"><text:span text:style-name="T81">HARRY PUDDING</text:span></text:p></draw:text-box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56">Colo<text:span text:style-name="T46">u</text:span>r code : </text:p>
      <text:p text:style-name="P163">Matthias</text:p>
      <text:p text:style-name="P164">Victor</text:p>
      <text:p text:style-name="P165">Ewan</text:p>
      <text:p text:style-name="P166">Eline</text:p>
      <text:h text:style-name="P54" text:outline-level="1">THE BEGGINING :</text:h>
      <text:p text:style-name="P16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5">Characters in the scene : Voldemortadelle</text:p>
          </table:table-cell>
        </table:table-row>
        <table:table-row>
          <table:table-cell table:style-name="Tableau1.A2" office:value-type="string">
            <text:p text:style-name="P85">Location : a small room with few furnitures and a cradle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5">Costumes :</text:p>
          </table:table-cell>
          <table:table-cell table:style-name="Tableau2.A1" office:value-type="string">
            <text:p text:style-name="P85">Voldemortadelle</text:p>
          </table:table-cell>
          <table:table-cell table:style-name="Tableau2.C1" office:value-type="string">
            <text:p text:style-name="P85">Wears a long black coat and a white mask with a piece of mortadella stuck on.</text:p>
          </table:table-cell>
        </table:table-row>
      </table:table>
      <text:p text:style-name="P1"/>
      <text:p text:style-name="P71">voldemortadelle</text:p>
      <text:p text:style-name="P3">camera: low angle</text:p>
      <text:p text:style-name="P3"/>
      <text:p text:style-name="P2">He enters the room in a dramatic way (lights are flashing at him and an entrance’s theme is playing in the background)</text:p>
      <text:p text:style-name="P2">He reaches the cradle where he finds a young black baby, then he reaches for his wand and starts casting a spell</text:p>
      <text:p text:style-name="P4"/>
      <text:p text:style-name="P56">Really <text:span text:style-name="T23">Wiggler</text:span>, Kill that Nig--</text:p>
      <text:p text:style-name="P56"/>
      <text:p text:style-name="P7">camera: <text:span text:style-name="T22">pan</text:span></text:p>
      <text:p text:style-name="P7"/>
      <text:p text:style-name="P5">The spell gets interrupted by the loud sound of a Totem of undying from Minecraft. Thanks to the totem, Voldemortadelle is sent back from where he his from.</text:p>
      <text:h text:style-name="P52" text:outline-level="1"><text:span text:style-name="T53">10</text:span> <text:span text:style-name="T1">YEARS TIME LAPSE</text:span>:</text:h>
      <text:p text:style-name="P169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5"><text:span text:style-name="T5">Characters in the scene : </text:span><text:span text:style-name="T6">NONE</text:span></text:p>
          </table:table-cell>
        </table:table-row>
        <table:table-row>
          <table:table-cell table:style-name="Tableau3.A2" office:value-type="string">
            <text:p text:style-name="P86">Location : <text:span text:style-name="T25">NONE</text:span>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6">Costumes :</text:p>
          </table:table-cell>
          <table:table-cell table:style-name="Tableau4.A1" office:value-type="string">
            <text:p text:style-name="P86"/>
          </table:table-cell>
          <table:table-cell table:style-name="Tableau4.C1" office:value-type="string">
            <text:p text:style-name="P86"/>
          </table:table-cell>
        </table:table-row>
      </table:table>
      <text:p text:style-name="P9"/>
      <text:p text:style-name="P168"/>
      <text:p text:style-name="P11">camera: films the clouds</text:p>
      <text:p text:style-name="P11"/>
      <text:p text:style-name="P12">a big text appears</text:p>
      <text:p text:style-name="P57">10 years <text:span text:style-name="T26">after the incident</text:span>..</text:p>
      <text:p text:style-name="P57"/>
      <text:p text:style-name="P13">followed by an other one</text:p>
      <text:p text:style-name="P57">and a Michael Jackson’s washing later..</text:p>
      <text:p text:style-name="P57"/>
      <text:p text:style-name="P57"/>
      <text:h text:style-name="P53" text:outline-level="1">HARRY IS ACCEPTED AT AWKWARDS :</text:h>
      <text:p text:style-name="P17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16"><text:span text:style-name="T5">Characters in the scene : </text:span><text:span text:style-name="T7">Harry Pudding</text:span></text:p>
          </table:table-cell>
        </table:table-row>
        <table:table-row>
          <table:table-cell table:style-name="Tableau5.A2" office:value-type="string">
            <text:p text:style-name="P87">Location : <text:span text:style-name="T26">a small bedroom</text:span></text:p>
          </table:table-cell>
        </table:table-row>
      </table:table>
      <text:p text:style-name="P14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87">Costumes :</text:p>
          </table:table-cell>
          <table:table-cell table:style-name="Tableau6.A1" office:value-type="string">
            <text:p text:style-name="P93">Harry Pudding</text:p>
          </table:table-cell>
          <table:table-cell table:style-name="Tableau6.C1" office:value-type="string">
            <text:p text:style-name="P93">Wears a classic outfit. (Jeans + sweat)</text:p>
          </table:table-cell>
        </table:table-row>
      </table:table>
      <text:p text:style-name="P14"/>
      <text:p text:style-name="P15">camera: pan</text:p>
      <text:p text:style-name="P15"/>
      <text:p text:style-name="P71">Harry Pudding</text:p>
      <text:p text:style-name="P71"/>
      <text:p text:style-name="P17">He turns on his computer and checks his emails. He finds an email from Awkwards’ wizardry school.</text:p>
      <text:p text:style-name="P17"/>
      <text:p text:style-name="P15">camera: over the shoulder shot</text:p>
      <text:p text:style-name="P16"/>
      <text:p text:style-name="P16">Harry opens the email and sees that he is accepted to Awkwards.</text:p>
      <text:p text:style-name="P16"/>
      <text:p text:style-name="P17">Harry says (emotionless)</text:p>
      <text:p text:style-name="P17"/>
      <text:p text:style-name="P58">Yes.</text:p>
      <text:h text:style-name="P51" text:outline-level="1"><text:span text:style-name="T48">THE SORTING HAT</text:span> <text:span text:style-name="T50">AND THE BANQUET :</text:span></text:h>
      <text:p text:style-name="P17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16"><text:span text:style-name="T5">Characters in the scene : </text:span><text:span text:style-name="T7">Harry Pudding, Juan Whiskey, Dragonov Malfoy, Hermayonaise </text:span></text:p>
          </table:table-cell>
        </table:table-row>
        <table:table-row>
          <table:table-cell table:style-name="Tableau7.A2" office:value-type="string">
            <text:p text:style-name="P87">Location : <text:span text:style-name="T26">big and long room (like </text:span><text:span text:style-name="T27">B10 019) full of tables and chairs. </text:span></text:p>
          </table:table-cell>
        </table:table-row>
      </table:table>
      <text:p text:style-name="P14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87">Costumes :</text:p>
          </table:table-cell>
          <table:table-cell table:style-name="Tableau8.A1" office:value-type="string">
            <text:p text:style-name="P94">Harry Pudding, Juan Whiskey, Dragonov Malfoy, Hermayonaise </text:p>
          </table:table-cell>
          <table:table-cell table:style-name="Tableau8.C1" office:value-type="string">
            <text:p text:style-name="P99">Wear a long b<text:span text:style-name="T28">l</text:span>ack coat.</text:p>
          </table:table-cell>
        </table:table-row>
      </table:table>
      <text:p text:style-name="P14"/>
      <text:p text:style-name="P19">camera: pan</text:p>
      <text:p text:style-name="P20"/>
      <text:p text:style-name="P21">Everyone arrive to the banquet. There a 4 rows of the same identical person doing different poses. Each row represent a different house from <text:span text:style-name="T26">Awkwards</text:span>.</text:p>
      <text:p text:style-name="P20"/>
      <text:p text:style-name="P20">Each new year needs to be assigned to a house by the sorting hat.</text:p>
      <text:p text:style-name="P20"/>
      <text:p text:style-name="P72">Hermayonaise</text:p>
      <text:p text:style-name="P18">She goes first</text:p>
      <text:p text:style-name="P18"/>
      <text:p text:style-name="P18"><text:soft-page-break/></text:p>
      <text:p text:style-name="P72">Sorting hat</text:p>
      <text:p text:style-name="P59"><text:span text:style-name="T33">Hmm</text:span>.. Italy seems to suit you well.</text:p>
      <text:p text:style-name="P18">A bag of pasta is thrown to her face by the Italy’s row.</text:p>
      <text:p text:style-name="P18"/>
      <text:p text:style-name="P72">Juan whiskey</text:p>
      <text:p text:style-name="P18">goes next</text:p>
      <text:p text:style-name="P18"/>
      <text:p text:style-name="P72">Sorting hat</text:p>
      <text:p text:style-name="P60"><text:span text:style-name="T27">You have a sense of nationalism... Germany ! </text:span></text:p>
      <text:p text:style-name="P1"/>
      <text:p text:style-name="P18">Juan received a <text:span text:style-name="T32">Frankfort's</text:span> sausage from his fellow mates from Germany.</text:p>
      <text:p text:style-name="P18"/>
      <text:p text:style-name="P72">Harry pudding</text:p>
      <text:p text:style-name="P18">gets to the seat</text:p>
      <text:p text:style-name="P18"/>
      <text:p text:style-name="P71">sorting hat</text:p>
      <text:p text:style-name="P18">does not let Harry sit and directly shout </text:p>
      <text:p text:style-name="P59">USA !</text:p>
      <text:p text:style-name="P59"/>
      <text:p text:style-name="P18">Harry <text:span text:style-name="T28">is offered a big mac by the people of USA’s house</text:span></text:p>
      <text:p text:style-name="P18"/>
      <text:p text:style-name="P73">Dragonov malfoy</text:p>
      <text:p text:style-name="P23">is the last to sit on the chair.</text:p>
      <text:p text:style-name="P23"/>
      <text:p text:style-name="P73">Sorting hat</text:p>
      <text:p text:style-name="P61">You seems to like finding trouble don’t you ? Then Russia it will be !</text:p>
      <text:p text:style-name="P61"><text:soft-page-break/></text:p>
      <text:p text:style-name="P73"/>
      <text:p text:style-name="P73"/>
      <text:p text:style-name="P73">Dragonov malfoy</text:p>
      <text:p text:style-name="P23">goes to sit with the people of Russia’s house while being given a pure water from <text:span text:style-name="T31">R</text:span>ussia.</text:p>
      <text:p text:style-name="P23"/>
      <text:p text:style-name="P71"/>
      <text:h text:style-name="P54" text:outline-level="1">F<text:span text:style-name="T1">IRST MAGIC LESSON :</text:span></text:h>
      <text:p text:style-name="P168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17"><text:span text:style-name="T5">Characters in the scene : </text:span><text:span text:style-name="T7">Harry Pudding, Juan Whiskey, Dragonov Malfoy, Hermayonaise </text:span></text:p>
          </table:table-cell>
        </table:table-row>
        <table:table-row>
          <table:table-cell table:style-name="Tableau9.A2" office:value-type="string">
            <text:p text:style-name="P117"><text:span text:style-name="T5">Location : </text:span><text:span text:style-name="T8">a stair case, a corridor and a small classroom </text:span></text:p>
          </table:table-cell>
        </table:table-row>
      </table:table>
      <text:p text:style-name="P2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table:number-rows-spanned="2" office:value-type="string">
            <text:p text:style-name="P88">Costumes :</text:p>
          </table:table-cell>
          <table:table-cell table:style-name="Tableau10.A1" office:value-type="string">
            <text:p text:style-name="P95">Harry Pudding, Juan Whiskey, Dragonov Malfoy, Hermayonaise </text:p>
          </table:table-cell>
          <table:table-cell table:style-name="Tableau10.C1" office:value-type="string">
            <text:p text:style-name="P100">Wear a long b<text:span text:style-name="T28">l</text:span>ack coat.</text:p>
          </table:table-cell>
        </table:table-row>
        <table:table-row>
          <table:covered-table-cell/>
          <table:table-cell table:style-name="Tableau10.B2" office:value-type="string">
            <text:p text:style-name="P105">Voldemortadelle</text:p>
          </table:table-cell>
          <table:table-cell table:style-name="Tableau10.C2" office:value-type="string">
            <text:p text:style-name="P88">Wears a long black coat and a white mask with a piece of mortadella stuck on.</text:p>
          </table:table-cell>
        </table:table-row>
      </table:table>
      <text:p text:style-name="P22"/>
      <text:p text:style-name="P24"><text:span text:style-name="T1">c</text:span>amera: pan</text:p>
      <text:p text:style-name="P25"/>
      <text:p text:style-name="P73">Voldemortadelle</text:p>
      <text:p text:style-name="P1"/>
      <text:p text:style-name="P23">climbs up the stairs but skips a step and falls.</text:p>
      <text:p text:style-name="P23">A <text:span text:style-name="T30">M</text:span>inecraft health bar appears above his head, one heart get destroyed.</text:p>
      <text:p text:style-name="P23"/>
      <text:p text:style-name="P23"><text:soft-page-break/>Harry, Juan, Hermayonaise and Dragonov arrive, walk up the stairs without paying attention to Voldemortadelle, and enter the classroom.</text:p>
      <text:p text:style-name="P23"/>
      <text:p text:style-name="P26">Harry, Juan <text:span text:style-name="T29">and </text:span>Hermayonaise <text:span text:style-name="T29">proceed to sit all together while Dragonov goes to the </text:span><text:span text:style-name="T30">other side</text:span><text:span text:style-name="T29"> of the room.</text:span></text:p>
      <text:p text:style-name="P26"/>
      <text:p text:style-name="P74">Professor</text:p>
      <text:p text:style-name="P27">He starts his class and pronounce a spell</text:p>
      <text:p text:style-name="P62">« Wingardium Leviosaaa »</text:p>
      <text:p text:style-name="P62"/>
      <text:p text:style-name="P29">All the students repeat the spell</text:p>
      <text:p text:style-name="P75">Everyone</text:p>
      <text:p text:style-name="P56">« <text:span text:style-name="T34">Wingardium Leviosaaa »</text:span></text:p>
      <text:p text:style-name="P63"/>
      <text:p text:style-name="P6">camera: <text:span text:style-name="T34">eye-level angle</text:span></text:p>
      <text:p text:style-name="P10"/>
      <text:p text:style-name="P75">Hermayonaise</text:p>
      <text:p text:style-name="P64">You’re doing it wrong, it is not « leviosa », it’s « Leviosaaa »</text:p>
      <text:p text:style-name="P64"/>
      <text:p text:style-name="P29">Juan and Harry repeat after her</text:p>
      <text:p text:style-name="P71">Juan and Harry</text:p>
      <text:p text:style-name="P71">« Wingardium Leviosaaaa »</text:p>
      <text:p text:style-name="P71"/>
      <text:p text:style-name="P29">Juan, not paying attention to his actions, slams his wand on his desk breaking it.</text:p>
      <text:p text:style-name="P29"/>
      <text:p text:style-name="P71">Juan, harry, hermayonaise</text:p>
      <text:p text:style-name="P56">« <text:span text:style-name="T34">aaaaa annnwwww »</text:span></text:p>
      <text:p text:style-name="P29">(they finished the spell with a depressed voice)</text:p>
      <text:p text:style-name="P29"><text:soft-page-break/></text:p>
      <text:p text:style-name="P29">Meanwhile Dragonov laughs at them</text:p>
      <text:p text:style-name="P75">Dragonov</text:p>
      <text:p text:style-name="P56">« <text:span text:style-name="T34">Ah ah ! »</text:span></text:p>
      <text:h text:style-name="P52" text:outline-level="1">JUAN GETS A NEW WAND :</text:h>
      <text:p text:style-name="P168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18"><text:span text:style-name="T5">Characters in the scene : </text:span><text:span text:style-name="T7">Juan Whiskey, </text:span><text:span text:style-name="T8">Voldemortadelle</text:span></text:p>
          </table:table-cell>
        </table:table-row>
        <table:table-row>
          <table:table-cell table:style-name="Tableau11.A2" office:value-type="string">
            <text:p text:style-name="P118"><text:span text:style-name="T5">Location : </text:span><text:span text:style-name="T9">in a bakery</text:span></text:p>
          </table:table-cell>
        </table:table-row>
      </table:table>
      <text:p text:style-name="P2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89">Costumes :</text:p>
          </table:table-cell>
          <table:table-cell table:style-name="Tableau12.A1" office:value-type="string">
            <text:p text:style-name="P96"><text:s/>Juan Whiskey</text:p>
          </table:table-cell>
          <table:table-cell table:style-name="Tableau12.C1" office:value-type="string">
            <text:p text:style-name="P101">Wear a long b<text:span text:style-name="T28">l</text:span>ack coat.</text:p>
          </table:table-cell>
        </table:table-row>
        <table:table-row>
          <table:table-cell table:style-name="Tableau12.A2" office:value-type="string">
            <text:p text:style-name="P89"/>
          </table:table-cell>
          <table:table-cell table:style-name="Tableau12.A2" office:value-type="string">
            <text:p text:style-name="P106">Voldemortadelle</text:p>
          </table:table-cell>
          <table:table-cell table:style-name="Tableau12.C2" office:value-type="string">
            <text:p text:style-name="P89">Wears a long black coat and a white mask with a piece of mortadella stuck on.</text:p>
          </table:table-cell>
        </table:table-row>
      </table:table>
      <text:p text:style-name="P28"/>
      <text:p text:style-name="P30">camera: pan</text:p>
      <text:p text:style-name="P31"/>
      <text:p text:style-name="P75">Juan</text:p>
      <text:p text:style-name="P29">Juan enters the bakery and buys a new wand. The wand being quite big, Juan puts <text:span text:style-name="T35">the wand on this shoulder and turns around.</text:span></text:p>
      <text:p text:style-name="P29"/>
      <text:p text:style-name="P76">Voldemortadelle</text:p>
      <text:p text:style-name="P32">Voldemortadelle is right behind him, when Juan turns around, Voldemortadelle gets hit by the wand and looses another minecraft heart.</text:p>
      <text:h text:style-name="P51" text:outline-level="1"><text:span text:style-name="T55">THE QUIDITC</text:span><text:span text:style-name="T57">H MATCH :</text:span></text:h>
      <text:p text:style-name="P171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19"><text:span text:style-name="T5">Characters in the scene : </text:span><text:span text:style-name="T7">Harry Pudding, Juan Whiskey, Dragonov Malfoy, Hermayonaise, </text:span><text:span text:style-name="T10">Voldemortadelle</text:span></text:p>
          </table:table-cell>
        </table:table-row>
        <table:table-row>
          <table:table-cell table:style-name="Tableau13.A2" office:value-type="string">
            <text:p text:style-name="P119"><text:span text:style-name="T5">Location : </text:span><text:span text:style-name="T10">outside in a football field</text:span></text:p>
          </table:table-cell>
        </table:table-row>
      </table:table>
      <text:p text:style-name="P3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table:number-rows-spanned="4" office:value-type="string">
            <text:p text:style-name="P90">Costumes :</text:p>
          </table:table-cell>
          <table:table-cell table:style-name="Tableau14.A1" office:value-type="string">
            <text:p text:style-name="P110">Juan and Hermayonaise</text:p>
          </table:table-cell>
          <table:table-cell table:style-name="Tableau14.C1" office:value-type="string">
            <text:p text:style-name="P102">Wear a long b<text:span text:style-name="T28">l</text:span>ack coat.</text:p>
          </table:table-cell>
        </table:table-row>
        <table:table-row>
          <table:covered-table-cell/>
          <table:table-cell table:style-name="Tableau14.B2" office:value-type="string">
            <text:p text:style-name="P107">Voldemortadelle</text:p>
          </table:table-cell>
          <table:table-cell table:style-name="Tableau14.C2" office:value-type="string">
            <text:p text:style-name="P90">Wears a long black coat and a white mask with a piece of mortadella stuck on.</text:p>
          </table:table-cell>
        </table:table-row>
        <table:table-row>
          <table:covered-table-cell/>
          <table:table-cell table:style-name="Tableau14.B2" office:value-type="string">
            <text:p text:style-name="P111">USA’s house members</text:p>
          </table:table-cell>
          <table:table-cell table:style-name="Tableau14.C2" office:value-type="string">
            <text:p text:style-name="P110">Has a blue underpants as a hat.</text:p>
          </table:table-cell>
        </table:table-row>
        <table:table-row>
          <table:covered-table-cell/>
          <table:table-cell table:style-name="Tableau14.B4" office:value-type="string">
            <text:p text:style-name="P122"><text:span text:style-name="T10">Russia’s house members</text:span></text:p>
          </table:table-cell>
          <table:table-cell table:style-name="Tableau14.C4" office:value-type="string">
            <text:p text:style-name="P119"><text:span text:style-name="T10">Has a red underpants as a hat.</text:span></text:p>
          </table:table-cell>
        </table:table-row>
      </table:table>
      <text:p text:style-name="P33"/>
      <text:p text:style-name="P34">Juan joins Hermayonaise on the stands</text:p>
      <text:p text:style-name="P34">The different houses prepare themselves for the match</text:p>
      <text:p text:style-name="P34"/>
      <text:p text:style-name="P34">The match begin with a loud canon sound. </text:p>
      <text:p text:style-name="P34"/>
      <text:p text:style-name="P35">Some players just fight while others try to score point.</text:p>
      <text:p text:style-name="P35"><text:soft-page-break/>Harry and Dragonov are trying to catch Ukrain (the golden snitch) to win the game.</text:p>
      <text:p text:style-name="P35"/>
      <text:p text:style-name="P35">Meanwhile Voldemortadelle is searching a place to sit in the stadium but a ball strikes him making him loose an other life.</text:p>
      <text:p text:style-name="P35"/>
      <text:p text:style-name="P35">A Russian gets mad and throws his “Winbus 98” at an American. The American dodge the broom.</text:p>
      <text:p text:style-name="P35"/>
      <text:p text:style-name="P35">The broom continues his trajectory and hits Dragonov, letting Harry touch the Ukrainian and thus winning the game. </text:p>
      <text:p text:style-name="P35"/>
      <text:p text:style-name="P35"/>
      <text:h text:style-name="P54" text:outline-level="1">POTION’S CLASS :</text:h>
      <text:p text:style-name="P173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21"><text:span text:style-name="T5">Characters in the scene : </text:span><text:span text:style-name="T7">Harry Pudding, Juan Whiskey, Dragonov Malfoy, Hermayonaise </text:span></text:p>
          </table:table-cell>
        </table:table-row>
        <table:table-row>
          <table:table-cell table:style-name="Tableau15.A2" office:value-type="string">
            <text:p text:style-name="P121"><text:span text:style-name="T5">Location : </text:span><text:span text:style-name="T8">a classroom </text:span></text:p>
          </table:table-cell>
        </table:table-row>
      </table:table>
      <text:p text:style-name="P37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table:number-rows-spanned="2" office:value-type="string">
            <text:p text:style-name="P92">Costumes :</text:p>
          </table:table-cell>
          <table:table-cell table:style-name="Tableau16.A1" office:value-type="string">
            <text:p text:style-name="P98">Harry Pudding, Juan Whiskey, Dragonov Malfoy, Hermayonaise </text:p>
          </table:table-cell>
          <table:table-cell table:style-name="Tableau16.C1" office:value-type="string">
            <text:p text:style-name="P104">Wear a long b<text:span text:style-name="T28">l</text:span>ack coat.</text:p>
          </table:table-cell>
        </table:table-row>
        <table:table-row>
          <table:covered-table-cell/>
          <table:table-cell table:style-name="Tableau16.B2" office:value-type="string">
            <text:p text:style-name="P109">Voldemortadelle</text:p>
          </table:table-cell>
          <table:table-cell table:style-name="Tableau16.C2" office:value-type="string">
            <text:p text:style-name="P92">Wears a long black coat and a white mask with a piece of mortadella stuck on.</text:p>
          </table:table-cell>
        </table:table-row>
        <table:table-row>
          <table:table-cell table:style-name="Tableau16.B2" office:value-type="string">
            <text:p text:style-name="P92"/>
          </table:table-cell>
          <table:table-cell table:style-name="Tableau16.B3" office:value-type="string">
            <text:p text:style-name="P112">Potion Teacher</text:p>
          </table:table-cell>
          <table:table-cell table:style-name="Tableau16.C3" office:value-type="string">
            <text:p text:style-name="P113">Wears a long purple coat</text:p>
          </table:table-cell>
        </table:table-row>
      </table:table>
      <text:p text:style-name="P37"/>
      <text:p text:style-name="P38">Every student comes to class and sits.</text:p>
      <text:p text:style-name="P38"/>
      <text:p text:style-name="P77">Potion teacher</text:p>
      <text:p text:style-name="P65">Hello everyone, today we will learn how to create a nice potion</text:p>
      <text:p text:style-name="P65">Do what I do and you will succeed.</text:p>
      <text:p text:style-name="P38">The potion teacher starts making the potion.</text:p>
      <text:p text:style-name="P38"/>
      <text:p text:style-name="P38"><text:soft-page-break/></text:p>
      <text:p text:style-name="P38">The students try to replicate what the teacher is showing.</text:p>
      <text:p text:style-name="P38"/>
      <text:p text:style-name="P38">Juan finishes his potion.</text:p>
      <text:p text:style-name="P38"/>
      <text:p text:style-name="P77">Harry</text:p>
      <text:p text:style-name="P65">Hey Juan, let me taste</text:p>
      <text:p text:style-name="P65"/>
      <text:p text:style-name="P71">dragonov</text:p>
      <text:p text:style-name="P65">If I were you I would not try. The last time I’ve seen him making something, his wand broke !</text:p>
      <text:p text:style-name="P65"/>
      <text:p text:style-name="P38">Harry comes toward Dragonov, ready to throw punches.</text:p>
      <text:p text:style-name="P38"/>
      <text:p text:style-name="P38">The potion teacher interrupts the fight</text:p>
      <text:p text:style-name="P38"/>
      <text:p text:style-name="P77">Potion teacher</text:p>
      <text:p text:style-name="P65">I’m sure it is very good </text:p>
      <text:p text:style-name="P38">The teacher drinks Juan’s potion and directly runs toward the bathroom thus ending the lesson.</text:p>
      <text:p text:style-name="P38"/>
      <text:p text:style-name="P38">After everyone left the classroom, Voldemortadelle enters the room to steal Dragonov potion but it explodes in his hands making him loose his forth heart.</text:p>
      <text:h text:style-name="P51" text:outline-level="1"><text:span text:style-name="T50">THE FORBID</text:span><text:span text:style-name="T52">D</text:span><text:span text:style-name="T50">EN</text:span><text:span text:style-name="T48"> FOREST :</text:span></text:h>
      <text:p text:style-name="P172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20"><text:span text:style-name="T5">Characters in the scene : </text:span><text:span text:style-name="T11">Harry, Juan, Hermayonaise, Doublerhum</text:span></text:p>
          </table:table-cell>
        </table:table-row>
        <table:table-row>
          <table:table-cell table:style-name="Tableau17.A2" office:value-type="string">
            <text:p text:style-name="P120"><text:span text:style-name="T5">Location : </text:span><text:span text:style-name="T11">in a forest</text:span></text:p>
          </table:table-cell>
        </table:table-row>
      </table:table>
      <text:p text:style-name="P3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P91">Costumes :</text:p>
          </table:table-cell>
          <table:table-cell table:style-name="Tableau18.A1" office:value-type="string">
            <text:p text:style-name="P97"><text:s/>Juan, <text:span text:style-name="T36">Harry, Hermayonaise</text:span></text:p>
          </table:table-cell>
          <table:table-cell table:style-name="Tableau18.C1" office:value-type="string">
            <text:p text:style-name="P103">Wear a long b<text:span text:style-name="T28">l</text:span>ack coat.</text:p>
          </table:table-cell>
        </table:table-row>
        <table:table-row>
          <table:table-cell table:style-name="Tableau18.A2" office:value-type="string">
            <text:p text:style-name="P91"/>
          </table:table-cell>
          <table:table-cell table:style-name="Tableau18.A2" office:value-type="string">
            <text:p text:style-name="P114">Doublerhum</text:p>
          </table:table-cell>
          <table:table-cell table:style-name="Tableau18.C2" office:value-type="string">
            <text:p text:style-name="P114">Wears a long robe and <text:span text:style-name="T37">under it a garter belt and two pantyhose.</text:span></text:p>
          </table:table-cell>
        </table:table-row>
        <table:table-row>
          <table:table-cell table:style-name="Tableau18.A3" office:value-type="string">
            <text:p text:style-name="P91"/>
          </table:table-cell>
          <table:table-cell table:style-name="Tableau18.A3" office:value-type="string">
            <text:p text:style-name="P108">Voldemortadelle</text:p>
          </table:table-cell>
          <table:table-cell table:style-name="Tableau18.C3" office:value-type="string">
            <text:p text:style-name="P91">Wears a long black coat and a white mask with a piece of mortadella stuck on.</text:p>
          </table:table-cell>
        </table:table-row>
      </table:table>
      <text:p text:style-name="P36"/>
      <text:p text:style-name="P39">The three friends are going to the forbidden to find Hagrid a giant <text:span text:style-name="T38">who</text:span> befriended with them.</text:p>
      <text:p text:style-name="P39"/>
      <text:p text:style-name="P40">camera: eye-level angle</text:p>
      <text:p text:style-name="P71">Juan</text:p>
      <text:p text:style-name="P66"><text:span text:style-name="T37">I </text:span><text:span text:style-name="T12">hope he has some new fantastic beast to show us</text:span></text:p>
      <text:p text:style-name="P66"><text:span text:style-name="T12"/></text:p>
      <text:p text:style-name="P78"/>
      <text:p text:style-name="P78"/>
      <text:p text:style-name="P78"/>
      <text:p text:style-name="P78"><text:soft-page-break/>Hermayonaise</text:p>
      <text:p text:style-name="P67">Yes, the last time he showed us an hypogriffon and it was awesome</text:p>
      <text:p text:style-name="P67"/>
      <text:p text:style-name="P71">harry</text:p>
      <text:p text:style-name="P67">It was so beautiful, imagine this time hagrid show us a dragon or a big spider</text:p>
      <text:p text:style-name="P67"/>
      <text:p text:style-name="P78">Hermayonaise</text:p>
      <text:p text:style-name="P67">Eeew I wish he doesn’t have a big spider, that’s so gross.</text:p>
      <text:p text:style-name="P67"/>
      <text:p text:style-name="P6"><text:span text:style-name="T39">c</text:span>amera: pan </text:p>
      <text:p text:style-name="P10"/>
      <text:p text:style-name="P79">Doublerhum</text:p>
      <text:p text:style-name="P45">runs hastly toward them before they enter the forest</text:p>
      <text:p text:style-name="P43">camera : low angle</text:p>
      <text:p text:style-name="P68">You can’t go in there, it is forbidden for a reason.</text:p>
      <text:p text:style-name="P8"><text:span text:style-name="T39">camera : </text:span><text:span text:style-name="T18">high</text:span><text:span text:style-name="T39"> angle</text:span></text:p>
      <text:p text:style-name="P79">Harry</text:p>
      <text:p text:style-name="P56">But why ? Hagrid’s house is right there</text:p>
      <text:p text:style-name="P56"/>
      <text:p text:style-name="P79">Doublerhum</text:p>
      <text:p text:style-name="P68">Because I say so, now go back to the castle !</text:p>
      <text:p text:style-name="P68"/>
      <text:p text:style-name="P47">The three annoyed friends go back to the castle while Doublerhum enters the forest</text:p>
      <text:p text:style-name="P47"/>
      <text:p text:style-name="P47">after walking for a while, Doublerhum stops, takes off his trousers and show his thights.</text:p>
      <text:p text:style-name="P47"><text:soft-page-break/></text:p>
      <text:p text:style-name="P1">In the meantime, <text:span text:style-name="T40">Voldemortadelle his eating a picnic in the forest.</text:span></text:p>
      <text:p text:style-name="P47">Suddenly a spider appears, grabs Voldemortadelle’s sandwitch and runs away.</text:p>
      <text:p text:style-name="P47"/>
      <text:p text:style-name="P80">Voldemortadelle</text:p>
      <text:p text:style-name="P69">Not my sandwitch.. Noooooo ! </text:p>
      <text:p text:style-name="P1">He looses a life out of despair.</text:p>
      <text:h text:style-name="P55" text:outline-level="1">T<text:span text:style-name="T3">HE FINAL BATTLE :</text:span></text:h>
      <text:p text:style-name="P172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20"><text:span text:style-name="T5">Characters in the scene : </text:span><text:span text:style-name="T13">Harry Pudding</text:span><text:span text:style-name="T7">, </text:span><text:span text:style-name="T8">Voldemortadelle</text:span></text:p>
          </table:table-cell>
        </table:table-row>
        <table:table-row>
          <table:table-cell table:style-name="Tableau19.A2" office:value-type="string">
            <text:p text:style-name="P120"><text:span text:style-name="T5">Location : </text:span><text:span text:style-name="T13">in a forest</text:span></text:p>
          </table:table-cell>
        </table:table-row>
      </table:table>
      <text:p text:style-name="P36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>
          <table:table-cell table:style-name="Tableau20.A1" office:value-type="string">
            <text:p text:style-name="P91">Costumes :</text:p>
          </table:table-cell>
          <table:table-cell table:style-name="Tableau20.A1" office:value-type="string">
            <text:p text:style-name="P120"><text:span text:style-name="T7"><text:s/></text:span><text:span text:style-name="T13">Harry Pudding</text:span></text:p>
          </table:table-cell>
          <table:table-cell table:style-name="Tableau20.C1" office:value-type="string">
            <text:p text:style-name="P103">Wear a long b<text:span text:style-name="T28">l</text:span>ack coat.</text:p>
          </table:table-cell>
        </table:table-row>
        <table:table-row>
          <table:table-cell table:style-name="Tableau20.A2" office:value-type="string">
            <text:p text:style-name="P91"/>
          </table:table-cell>
          <table:table-cell table:style-name="Tableau20.A2" office:value-type="string">
            <text:p text:style-name="P108">Voldemortadelle</text:p>
          </table:table-cell>
          <table:table-cell table:style-name="Tableau20.C2" office:value-type="string">
            <text:p text:style-name="P91">Wears a long black coat and a white mask with a piece of mortadella stuck on.</text:p>
          </table:table-cell>
        </table:table-row>
      </table:table>
      <text:p text:style-name="P36"/>
      <text:p text:style-name="P44">camera : <text:span text:style-name="T41">pan</text:span></text:p>
      <text:p text:style-name="P41">Harry Pudding and Voldemortadelle meet in the forbidden forest.</text:p>
      <text:p text:style-name="P41"/>
      <text:p text:style-name="P42">Camera: eye-level angle</text:p>
      <text:p text:style-name="P46">They both look at each other and start screaming their respective spell</text:p>
      <text:p text:style-name="P46"/>
      <text:p text:style-name="P81">Harry</text:p>
      <text:p text:style-name="P70">«Expeliarmus»</text:p>
      <text:p text:style-name="P70"/>
      <text:p text:style-name="P81">voldemortadelle</text:p>
      <text:p text:style-name="P56">« <text:span text:style-name="T42">Avada Kedavra »</text:span></text:p>
      <text:p text:style-name="P56"/>
      <text:p text:style-name="P46">The magic is clashing and flashing</text:p>
      <text:p text:style-name="P46">camera : zoom out</text:p>
      <text:p text:style-name="P46"><text:soft-page-break/>camera : we can now see Harry and Voldemortadelle playing a game on the <text:span text:style-name="T58">N</text:span>intendo switch</text:p>
      <text:p text:style-name="P46"/>
      <text:p text:style-name="P46">Voldemortadelle loses the game and just leave. Leaving behind his last heart.</text:p>
      <text:p text:style-name="P46"/>
      <text:p text:style-name="P46">Harry gets back to Awkwards and celebrate with the others.</text:p>
      <text:p text:style-name="P70"/>
      <text:p text:style-name="P70"/>
      <text:p text:style-name="P1">THE END</text:p>
      <text:p text:style-name="P176"><text:span text:style-name="T59">Name</text:span><text:span text:style-name="T60"> </text:span><text:span text:style-name="T59">of</text:span><text:span text:style-name="T61"> </text:span><text:span text:style-name="T59">Series</text:span><text:span text:style-name="T62"> </text:span><text:span text:style-name="T45">:</text:span><text:span text:style-name="T63"> </text:span><text:span text:style-name="T64">HARRY POTTER</text:span></text:p>
      <text:p text:style-name="P177"><text:span text:style-name="T59">Write</text:span><text:span text:style-name="T66"> </text:span><text:span text:style-name="T59">your</text:span><text:span text:style-name="T68"> </text:span><text:span text:style-name="T59">name</text:span><text:span text:style-name="T70"> </text:span><text:span text:style-name="T59">and</text:span><text:span text:style-name="T66"> </text:span><text:span text:style-name="T59">tick</text:span><text:span text:style-name="T66"> </text:span><text:span text:style-name="T59">what</text:span><text:span text:style-name="T66"> </text:span><text:span text:style-name="T59">you</text:span><text:span text:style-name="T68"> </text:span><text:span text:style-name="T59">did:</text:span></text:p>
      <text:p text:style-name="P178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row table:style-name="Tableau21.1">
          <table:table-cell table:style-name="Tableau21.A1" table:number-columns-spanned="2" office:value-type="string">
            <text:p text:style-name="P128"><text:span text:style-name="T43">Names of team</text:span><text:span text:style-name="T44"> </text:span><text:span text:style-name="T43">members</text:span></text:p>
          </table:table-cell>
          <table:covered-table-cell/>
          <table:table-cell table:style-name="Tableau21.A1" office:value-type="string">
            <text:p text:style-name="P129"><text:span text:style-name="T43">Has written a</text:span><text:span text:style-name="T44"> </text:span><text:span text:style-name="T43">scene</text:span></text:p>
          </table:table-cell>
          <table:table-cell table:style-name="Tableau21.A1" office:value-type="string">
            <text:p text:style-name="P130"><text:span text:style-name="T43">Has worked on</text:span><text:span text:style-name="T44"> </text:span><text:span text:style-name="T43">characters</text:span></text:p>
          </table:table-cell>
          <table:table-cell table:style-name="Tableau21.A1" office:value-type="string">
            <text:p text:style-name="P131"><text:span text:style-name="T43">Has worked on</text:span><text:span text:style-name="T44"> </text:span><text:span text:style-name="T43">vocabulary</text:span></text:p>
          </table:table-cell>
          <table:table-cell table:style-name="Tableau21.A1" office:value-type="string">
            <text:p text:style-name="P132"><text:span text:style-name="T43">Has worked on</text:span><text:span text:style-name="T44"> </text:span><text:span text:style-name="T43">location/actions</text:span></text:p>
          </table:table-cell>
        </table:table-row>
        <table:table-row table:style-name="Tableau21.2">
          <table:table-cell table:style-name="Tableau21.A1" office:value-type="string">
            <text:p text:style-name="P133">S1</text:p>
          </table:table-cell>
          <table:table-cell table:style-name="Tableau21.A1" office:value-type="string">
            <text:p text:style-name="P124">Hartmann Matthias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5"/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5">x</text:p>
          </table:table-cell>
        </table:table-row>
        <table:table-row table:style-name="Tableau21.3">
          <table:table-cell table:style-name="Tableau21.A1" office:value-type="string">
            <text:p text:style-name="P134">S2</text:p>
          </table:table-cell>
          <table:table-cell table:style-name="Tableau21.A1" office:value-type="string">
            <text:p text:style-name="P124">Bienvenu Victor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6"/>
          </table:table-cell>
        </table:table-row>
        <table:table-row table:style-name="Tableau21.2">
          <table:table-cell table:style-name="Tableau21.A1" office:value-type="string">
            <text:p text:style-name="P133">S3</text:p>
          </table:table-cell>
          <table:table-cell table:style-name="Tableau21.A1" office:value-type="string">
            <text:p text:style-name="P124">Le Guilly Eline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6"/>
          </table:table-cell>
          <table:table-cell table:style-name="Tableau21.A1" office:value-type="string">
            <text:p text:style-name="P125">x</text:p>
          </table:table-cell>
        </table:table-row>
        <table:table-row table:style-name="Tableau21.3">
          <table:table-cell table:style-name="Tableau21.A1" office:value-type="string">
            <text:p text:style-name="P133">S4</text:p>
          </table:table-cell>
          <table:table-cell table:style-name="Tableau21.A1" office:value-type="string">
            <text:p text:style-name="P49"><text:span text:style-name="T20">G</text:span><text:span text:style-name="T21">rignoux-Levert </text:span><text:span text:style-name="T20">Ewan</text:span>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5">x</text:p>
          </table:table-cell>
          <table:table-cell table:style-name="Tableau21.A1" office:value-type="string">
            <text:p text:style-name="P125"/>
          </table:table-cell>
          <table:table-cell table:style-name="Tableau21.A1" office:value-type="string">
            <text:p text:style-name="P125">x</text:p>
          </table:table-cell>
        </table:table-row>
      </table:table>
      <text:p text:style-name="P174"/>
      <text:p text:style-name="P84"><text:span text:style-name="T71">Word Count</text:span><text:span text:style-name="T72"> </text:span><text:span text:style-name="T71">:……………………………………words<text:tab/>Correct/</text:span><text:span text:style-name="T73"> </text:span><text:span text:style-name="T71">Too</text:span><text:span text:style-name="T74"> </text:span><text:span text:style-name="T71">High/Too Low</text:span></text:p>
      <text:p text:style-name="P179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/>
        <table:table-column table:style-name="Tableau22.G"/>
        <table:table-column table:style-name="Tableau22.H"/>
        <table:table-row table:style-name="Tableau22.1">
          <table:table-cell table:style-name="Tableau22.A1" table:number-rows-spanned="4" table:number-columns-spanned="3" office:value-type="string">
            <text:p text:style-name="P135">Plot/story</text:p>
            <text:list xml:id="list2218146985" text:style-name="WWNum1">
              <text:list-item>
                <text:p text:style-name="P143">Coherent</text:p>
              </text:list-item>
              <text:list-item>
                <text:p text:style-name="P151">Structure:<text:span text:style-name="T75"> </text:span><text:span text:style-name="T65">opening/obstacle/resolution</text:span></text:p>
              </text:list-item>
              <text:list-item>
                <text:p text:style-name="P143">Interesting/strong/catchy</text:p>
              </text:list-item>
            </text:list>
          </table:table-cell>
          <table:covered-table-cell/>
          <table:covered-table-cell/>
          <table:table-cell table:style-name="Tableau22.A1" office:value-type="string">
            <text:p text:style-name="P138">S1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">
          <table:covered-table-cell/>
          <table:covered-table-cell/>
          <table:covered-table-cell/>
          <table:table-cell table:style-name="Tableau22.A1" office:value-type="string">
            <text:p text:style-name="P138">S2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1">
          <table:covered-table-cell/>
          <table:covered-table-cell/>
          <table:covered-table-cell/>
          <table:table-cell table:style-name="Tableau22.A1" office:value-type="string">
            <text:p text:style-name="P138">S3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">
          <table:covered-table-cell/>
          <table:covered-table-cell/>
          <table:covered-table-cell/>
          <table:table-cell table:style-name="Tableau22.A1" office:value-type="string">
            <text:p text:style-name="P138">S4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5">
          <table:table-cell table:style-name="Tableau22.A5" table:number-columns-spanned="3" office:value-type="string">
            <text:p text:style-name="P136">Characters</text:p>
          </table:table-cell>
          <table:covered-table-cell/>
          <table:covered-table-cell/>
          <table:table-cell table:style-name="Tableau22.A1" table:number-rows-spanned="2" office:value-type="string">
            <text:p text:style-name="P138">S1</text:p>
          </table:table-cell>
          <table:table-cell table:style-name="Tableau22.A1" table:number-rows-spanned="2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6">
          <table:table-cell table:style-name="Tableau22.A6" table:number-rows-spanned="2" table:number-columns-spanned="3" office:value-type="string">
            <text:p text:style-name="P139">Describ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7">
          <table:covered-table-cell/>
          <table:covered-table-cell/>
          <table:covered-table-cell/>
          <table:table-cell table:style-name="Tableau22.A1" table:number-rows-spanned="3" office:value-type="string">
            <text:p text:style-name="P138">S2</text:p>
          </table:table-cell>
          <table:table-cell table:style-name="Tableau22.A1" table:number-rows-spanned="3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8">
          <table:table-cell table:style-name="Tableau22.A6" table:number-columns-spanned="3" office:value-type="string">
            <text:list xml:id="list1300934009" text:style-name="WWNum2">
              <text:list-item>
                <text:p text:style-name="P146">expressions/moo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9">
          <table:table-cell table:style-name="Tableau22.A6" table:number-rows-spanned="2" table:number-columns-spanned="3" office:value-type="string">
            <text:list xml:id="list2951422064" text:style-name="WWNum3">
              <text:list-item>
                <text:p text:style-name="P147">appearanc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10">
          <table:covered-table-cell/>
          <table:covered-table-cell/>
          <table:covered-table-cell/>
          <table:table-cell table:style-name="Tableau22.A1" table:number-rows-spanned="2" office:value-type="string">
            <text:p text:style-name="P138">S3</text:p>
          </table:table-cell>
          <table:table-cell table:style-name="Tableau22.A1" table:number-rows-spanned="2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11">
          <table:table-cell table:style-name="Tableau22.A2" table:number-rows-spanned="2" table:number-columns-spanned="3" office:value-type="string">
            <text:list xml:id="list269052160" text:style-name="WWNum4">
              <text:list-item>
                <text:p text:style-name="P148">typical<text:span text:style-name="T65"> </text:span>action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2.2">
          <table:covered-table-cell/>
          <table:covered-table-cell/>
          <table:covered-table-cell/>
          <table:table-cell table:style-name="Tableau22.A1" office:value-type="string">
            <text:p text:style-name="P138">S4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13">
          <table:table-cell table:style-name="Tableau22.A1" table:number-rows-spanned="4" table:number-columns-spanned="3" office:value-type="string">
            <text:p text:style-name="P135">Vocabulary</text:p>
            <text:list xml:id="list4096209525" text:style-name="WWNum5">
              <text:list-item>
                <text:p text:style-name="P144">uses<text:span text:style-name="T67"> </text:span>authentic<text:span text:style-name="T76"> </text:span>expressions</text:p>
              </text:list-item>
              <text:list-item>
                <text:p text:style-name="P144">uses<text:span text:style-name="T67"> </text:span>interesting<text:span text:style-name="T67"> </text:span>new<text:span text:style-name="T69"> </text:span>vocabulary</text:p>
              </text:list-item>
            </text:list>
          </table:table-cell>
          <table:covered-table-cell/>
          <table:covered-table-cell/>
          <table:table-cell table:style-name="Tableau22.A1" office:value-type="string">
            <text:p text:style-name="P138">S1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13">
          <table:covered-table-cell/>
          <table:covered-table-cell/>
          <table:covered-table-cell/>
          <table:table-cell table:style-name="Tableau22.A1" office:value-type="string">
            <text:p text:style-name="P140">S2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15">
          <table:covered-table-cell/>
          <table:covered-table-cell/>
          <table:covered-table-cell/>
          <table:table-cell table:style-name="Tableau22.A1" office:value-type="string">
            <text:p text:style-name="P138">S3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13">
          <table:covered-table-cell/>
          <table:covered-table-cell/>
          <table:covered-table-cell/>
          <table:table-cell table:style-name="Tableau22.A1" office:value-type="string">
            <text:p text:style-name="P141">S4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1">
          <table:table-cell table:style-name="Tableau22.A1" table:number-rows-spanned="4" table:number-columns-spanned="3" office:value-type="string">
            <text:p text:style-name="P135">Descriptions<text:span text:style-name="T76"> </text:span>of<text:span text:style-name="T76"> </text:span>place/action</text:p>
            <text:list xml:id="list1822735565" text:style-name="WWNum6">
              <text:list-item>
                <text:p text:style-name="P152">Clear description of camera<text:span text:style-name="T77"> </text:span>angles</text:p>
              </text:list-item>
              <text:list-item>
                <text:p text:style-name="P149">Specific<text:span text:style-name="T76"> </text:span>description<text:span text:style-name="T78"> </text:span>of<text:span text:style-name="T65"> </text:span>location</text:p>
              </text:list-item>
              <text:list-item>
                <text:p text:style-name="P150">Clear<text:span text:style-name="T76"> </text:span>description<text:span text:style-name="T67"> </text:span>of<text:span text:style-name="T67"> </text:span>atmosphere</text:p>
              </text:list-item>
            </text:list>
          </table:table-cell>
          <table:covered-table-cell/>
          <table:covered-table-cell/>
          <table:table-cell table:style-name="Tableau22.A1" office:value-type="string">
            <text:p text:style-name="P138">S1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1">
          <table:covered-table-cell/>
          <table:covered-table-cell/>
          <table:covered-table-cell/>
          <table:table-cell table:style-name="Tableau22.A1" office:value-type="string">
            <text:p text:style-name="P138">S2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1">
          <table:covered-table-cell/>
          <table:covered-table-cell/>
          <table:covered-table-cell/>
          <table:table-cell table:style-name="Tableau22.A1" office:value-type="string">
            <text:p text:style-name="P138">S3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">
          <table:covered-table-cell/>
          <table:covered-table-cell/>
          <table:covered-table-cell/>
          <table:table-cell table:style-name="Tableau22.A1" office:value-type="string">
            <text:p text:style-name="P138">S4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1">
          <table:table-cell table:style-name="Tableau22.A1" table:number-rows-spanned="4" table:number-columns-spanned="3" office:value-type="string">
            <text:p text:style-name="P135">Relevant/irrelevant<text:span text:style-name="T69"> </text:span>actions</text:p>
            <text:list xml:id="list3162865481" text:style-name="WWNum7">
              <text:list-item>
                <text:p text:style-name="P153">All actions are relevant to the<text:span text:style-name="T77"> </text:span>action</text:p>
              </text:list-item>
            </text:list>
          </table:table-cell>
          <table:covered-table-cell/>
          <table:covered-table-cell/>
          <table:table-cell table:style-name="Tableau22.A1" office:value-type="string">
            <text:p text:style-name="P138">S1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21">
          <table:covered-table-cell/>
          <table:covered-table-cell/>
          <table:covered-table-cell/>
          <table:table-cell table:style-name="Tableau22.A1" office:value-type="string">
            <text:p text:style-name="P138">S2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23">
          <table:covered-table-cell/>
          <table:covered-table-cell/>
          <table:covered-table-cell/>
          <table:table-cell table:style-name="Tableau22.A1" office:value-type="string">
            <text:p text:style-name="P140">S3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21">
          <table:covered-table-cell/>
          <table:covered-table-cell/>
          <table:covered-table-cell/>
          <table:table-cell table:style-name="Tableau22.A1" office:value-type="string">
            <text:p text:style-name="P138">S4</text:p>
          </table:table-cell>
          <table:table-cell table:style-name="Tableau22.A1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 table:style-name="Tableau22.25">
          <table:table-cell table:style-name="Tableau22.A1" table:number-rows-spanned="4" table:number-columns-spanned="3" office:value-type="string">
            <text:p text:style-name="P135">The<text:span text:style-name="T69"> </text:span>whole<text:span text:style-name="T65"> </text:span>picture</text:p>
            <text:list xml:id="list3278227478" text:style-name="WWNum8">
              <text:list-item>
                <text:p text:style-name="P145">Exciting<text:span text:style-name="T65"> </text:span>well<text:span text:style-name="T65"> </text:span>written<text:span text:style-name="T65"> </text:span>scenes</text:p>
              </text:list-item>
              <text:list-item>
                <text:p text:style-name="P154">Reader can visualize the scene<text:span text:style-name="T79"> </text:span>and<text:span text:style-name="T65"> </text:span>its<text:span text:style-name="T67"> </text:span>actions:</text:p>
              </text:list-item>
            </text:list>
            <text:p text:style-name="P155">Yes/No/A little</text:p>
          </table:table-cell>
          <table:covered-table-cell/>
          <table:covered-table-cell/>
          <table:table-cell table:style-name="Tableau22.A1" office:value-type="string">
            <text:p text:style-name="P138">S1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6">
          <table:covered-table-cell/>
          <table:covered-table-cell/>
          <table:covered-table-cell/>
          <table:table-cell table:style-name="Tableau22.A1" office:value-type="string">
            <text:p text:style-name="P138">S2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7">
          <table:covered-table-cell/>
          <table:covered-table-cell/>
          <table:covered-table-cell/>
          <table:table-cell table:style-name="Tableau22.A1" office:value-type="string">
            <text:p text:style-name="P138">S3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6">
          <table:covered-table-cell/>
          <table:covered-table-cell/>
          <table:covered-table-cell/>
          <table:table-cell table:style-name="Tableau22.A1" office:value-type="string">
            <text:p text:style-name="P138">S4</text:p>
          </table:table-cell>
          <table:table-cell table:style-name="Tableau22.A1" table:number-columns-spanned="4" office:value-type="string">
            <text:p text:style-name="P123"/>
          </table:table-cell>
          <table:covered-table-cell/>
          <table:covered-table-cell/>
          <table:covered-table-cell/>
        </table:table-row>
        <table:table-row table:style-name="Tableau22.29">
          <table:table-cell table:style-name="Tableau22.A1" table:number-columns-spanned="8" office:value-type="string">
            <text:p text:style-name="P137">Grade and<text:span text:style-name="T69"> </text:span>comment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2.30">
          <table:table-cell table:style-name="Tableau22.A30" office:value-type="string">
            <text:p text:style-name="P142">S1</text:p>
          </table:table-cell>
          <table:table-cell table:style-name="Tableau22.B30" office:value-type="string">
            <text:p text:style-name="P123"/>
          </table:table-cell>
          <table:table-cell table:style-name="Tableau22.A30" office:value-type="string">
            <text:p text:style-name="P156">S2</text:p>
          </table:table-cell>
          <table:table-cell table:style-name="Tableau22.B30" office:value-type="string">
            <text:p text:style-name="P123"/>
          </table:table-cell>
          <table:table-cell table:style-name="Tableau22.A30" office:value-type="string">
            <text:p text:style-name="P157">S3</text:p>
          </table:table-cell>
          <table:table-cell table:style-name="Tableau22.B30" office:value-type="string">
            <text:p text:style-name="P123"/>
          </table:table-cell>
          <table:table-cell table:style-name="Tableau22.A30" office:value-type="string">
            <text:p text:style-name="P158">S4</text:p>
          </table:table-cell>
          <table:table-cell table:style-name="Tableau22.B30" office:value-type="string">
            <text:p text:style-name="P123"/>
          </table:table-cell>
        </table:table-row>
        <table:table-row table:style-name="Tableau22.31">
          <table:table-cell table:style-name="Tableau22.A31" office:value-type="string">
            <text:p text:style-name="P123"/>
          </table:table-cell>
          <table:table-cell table:style-name="Tableau22.B31" office:value-type="string">
            <text:p text:style-name="P159"/>
            <text:p text:style-name="P160">/20</text:p>
          </table:table-cell>
          <table:table-cell table:style-name="Tableau22.A31" office:value-type="string">
            <text:p text:style-name="P123"/>
          </table:table-cell>
          <table:table-cell table:style-name="Tableau22.B31" office:value-type="string">
            <text:p text:style-name="P159"/>
            <text:p text:style-name="P161">/20</text:p>
          </table:table-cell>
          <table:table-cell table:style-name="Tableau22.A31" office:value-type="string">
            <text:p text:style-name="P123"/>
          </table:table-cell>
          <table:table-cell table:style-name="Tableau22.B31" office:value-type="string">
            <text:p text:style-name="P159"/>
            <text:p text:style-name="P160">/20</text:p>
          </table:table-cell>
          <table:table-cell table:style-name="Tableau22.A31" office:value-type="string">
            <text:p text:style-name="P123"/>
          </table:table-cell>
          <table:table-cell table:style-name="Tableau22.B31" office:value-type="string">
            <text:p text:style-name="P159"/>
            <text:p text:style-name="P162">/20</text:p>
          </table:table-cell>
        </table:table-row>
      </table:table>
      <text:p text:style-name="P1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English" svg:font-family="English"/>
    <style:font-face style:name="Nunito" svg:font-family="Nunito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High Tower Text" svg:font-family="'High Tower Tex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High Tower Text" fo:font-family="'High Tower Text'" style:font-family-generic="roman" style:font-pitch="variable" fo:font-size="24.2000007629395pt" style:text-underline-style="solid" style:text-underline-width="auto" style:text-underline-color="font-color" fo:font-weight="bold" officeooo:rsid="00153b21" style:font-size-asian="130%" style:font-weight-asian="bold" style:font-size-complex="130%" style:font-weight-complex="bold"/>
    </style:style>
    <style:style style:name="Actions" style:family="paragraph">
      <style:text-properties style:font-name="High Tower Text" fo:font-family="'High Tower Text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Speaker" style:family="paragraph" style:master-page-name="">
      <style:paragraph-properties style:page-number="auto">
        <style:tab-stops/>
      </style:paragraph-properties>
      <style:text-properties fo:text-transform="uppercase" style:font-name="High Tower Text" fo:font-family="'High Tower Text'" style:font-family-generic="roman" style:font-pitch="variable" fo:font-size="14pt" fo:font-style="normal" style:text-underline-style="solid" style:text-underline-width="auto" style:text-underline-color="font-color" fo:font-weight="normal" officeooo:rsid="002db684" style:font-size-asian="14pt" style:font-style-asian="normal" style:font-weight-asian="normal" style:font-size-complex="14pt" style:font-style-complex="normal" style:font-weight-complex="normal"/>
    </style:style>
    <style:style style:name="Speach" style:family="paragraph">
      <style:text-properties style:font-name="High Tower Text" fo:font-family="'High Tower Text'" style:font-family-generic="roman" style:font-pitch="variable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 style:default-outline-level=""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65" style:display-name="ListLabel 65" style:family="text">
      <style:text-properties fo:language="en" fo:country="US" style:language-asian="en" style:country-asian="US" style:language-complex="ar" style:country-complex="SA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56" style:display-name="ListLabel 56" style:family="text">
      <style:text-properties fo:language="en" fo:country="US" style:language-asian="en" style:country-asian="US" style:language-complex="ar" style:country-complex="SA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56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7cm" fo:margin-left="1.461cm"/>
        </style:list-level-properties>
        <style:text-properties style:font-name="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7cm" fo:margin-left="2.099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7cm" fo:margin-left="2.752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7cm" fo:margin-left="3.40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7cm" fo:margin-left="4.05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7cm" fo:margin-left="4.71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7cm" fo:margin-left="5.36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7cm" fo:margin-left="6.017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7cm" fo:margin-left="6.6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High Tower Text" fo:font-size="18pt" officeooo:rsid="00164034" officeooo:paragraph-rsid="00164034" style:font-size-asian="18pt" style:font-size-complex="18pt"/>
    </style:style>
    <style:style style:name="MP2" style:family="paragraph" style:parent-style-name="Footer" style:list-style-name="ML1">
      <style:text-properties fo:font-size="13pt" officeooo:rsid="00164034" officeooo:paragraph-rsid="00164034" style:font-size-asian="13pt" style:font-size-complex="13pt"/>
    </style:style>
    <style:style style:name="MT1" style:family="text">
      <style:text-properties style:font-name="High Tower Text"/>
    </style:style>
    <text:list-style style:name="M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6cm" fo:margin-left="0cm" fo:margin-right="0cm" fo:margin-top="0.499cm" fo:border-top="0.06pt solid #000000" fo:border-bottom="0.06pt solid #000000" fo:border-left="none" fo:border-right="none" fo:padding="0.04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787cm" fo:margin-bottom="0.494cm" fo:margin-left="1.094cm" fo:margin-right="1.058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8</text:page-number><text:s/>of <text:page-count>22</text:page-count></text:p>
      </style:header>
      <style:footer>
        <text:list xml:id="list353316499" text:style-name="ML1">
          <text:list-item>
            <text:p text:style-name="MP2"><text:span text:style-name="MT1">2A</text:span></text:p>
          </text:list-item>
          <text:list-item>
            <text:p text:style-name="MP2"><text:span text:style-name="MT1">HARTMANN Matthias<text:line-break/>BIENVENU Victor<text:line-break/>GRIGNOUX-LEVERT Ewan<text:line-break/>LE GUILLY Eline</text:span></text:p>
          </text:list-item>
          <text:list-item>
            <text:p text:style-name="MP2"><text:span text:style-name="MT1">HARRY POTTER</text:span></text:p>
          </text:list-item>
        </text:list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2:26:27.478000000</meta:creation-date>
    <dc:date>2022-04-04T01:08:12.329000000</dc:date>
    <meta:editing-duration>PT1H31M24S</meta:editing-duration>
    <meta:editing-cycles>31</meta:editing-cycles>
    <meta:generator>LibreOffice/7.0.1.2$Windows_X86_64 LibreOffice_project/7cbcfc562f6eb6708b5ff7d7397325de9e764452</meta:generator>
    <meta:document-statistic meta:table-count="22" meta:image-count="0" meta:object-count="0" meta:page-count="22" meta:paragraph-count="310" meta:word-count="1707" meta:character-count="9551" meta:non-whitespace-character-count="8151"/>
  </office:meta>
</office:document-meta>
</file>